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34" manifest:media-type="application/x-openoffice-gdimetafile;windows_formatname=&quot;GDIMetaFile&quot;"/>
  <manifest:file-entry manifest:full-path="ObjectReplacements/Object 59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"/>
  <manifest:file-entry manifest:full-path="ObjectReplacements/Object 3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48" manifest:media-type=""/>
  <manifest:file-entry manifest:full-path="ObjectReplacements/Object 23" manifest:media-type=""/>
  <manifest:file-entry manifest:full-path="ObjectReplacements/Object 63" manifest:media-type="application/x-openoffice-gdimetafile;windows_formatname=&quot;GDIMetaFile&quot;"/>
  <manifest:file-entry manifest:full-path="ObjectReplacements/Object 53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0" manifest:media-type=""/>
  <manifest:file-entry manifest:full-path="ObjectReplacements/Object 70" manifest:media-type="application/x-openoffice-gdimetafile;windows_formatname=&quot;GDIMetaFile&quot;"/>
  <manifest:file-entry manifest:full-path="ObjectReplacements/Object 60" manifest:media-type=""/>
  <manifest:file-entry manifest:full-path="ObjectReplacements/Object 9" manifest:media-type="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"/>
  <manifest:file-entry manifest:full-path="ObjectReplacements/Object 54" manifest:media-type=""/>
  <manifest:file-entry manifest:full-path="ObjectReplacements/Object 51" manifest:media-type=""/>
  <manifest:file-entry manifest:full-path="ObjectReplacements/Object 61" manifest:media-type=""/>
  <manifest:file-entry manifest:full-path="ObjectReplacements/Object 52" manifest:media-type=""/>
  <manifest:file-entry manifest:full-path="ObjectReplacements/Object 62" manifest:media-type="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8" manifest:media-type=""/>
  <manifest:file-entry manifest:full-path="ObjectReplacements/Object 7" manifest:media-type="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Pictures/10000000000000B0000000C70844669CB86985F3.jpg" manifest:media-type="image/jpeg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9638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officeooo:paragraph-rsid="000df6ef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9.675cm"/>
        </style:tab-stops>
      </style:paragraph-properties>
      <style:text-properties officeooo:paragraph-rsid="00118e07"/>
    </style:style>
    <style:style style:name="P3" style:family="paragraph" style:parent-style-name="Standard">
      <style:paragraph-properties fo:line-height="150%">
        <style:tab-stops>
          <style:tab-stop style:position="9.675cm"/>
        </style:tab-stops>
      </style:paragraph-properties>
      <style:text-properties officeooo:paragraph-rsid="00118e07"/>
    </style:style>
    <style:style style:name="P4" style:family="paragraph" style:parent-style-name="Standard">
      <style:text-properties officeooo:rsid="0013ff68" officeooo:paragraph-rsid="0013ff68"/>
    </style:style>
    <style:style style:name="P5" style:family="paragraph" style:parent-style-name="Standard">
      <style:text-properties officeooo:paragraph-rsid="0013ff68"/>
    </style:style>
    <style:style style:name="P6" style:family="paragraph" style:parent-style-name="Standard">
      <style:text-properties officeooo:rsid="00151a00" officeooo:paragraph-rsid="00151a00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officeooo:paragraph-rsid="001adf12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adf12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adf12" officeooo:paragraph-rsid="001adf12" fo:background-color="#ffffff"/>
    </style:style>
    <style:style style:name="P12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1adf12" fo:background-color="#ffffff"/>
    </style:style>
    <style:style style:name="P13" style:family="paragraph" style:parent-style-name="Standard">
      <style:paragraph-properties style:line-height-at-least="0.503cm"/>
      <style:text-properties fo:color="#0000ff" style:font-name="Droid Sans Mono" fo:font-size="10.5pt" fo:font-weight="normal" officeooo:paragraph-rsid="001adf12" fo:background-color="#ffffff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df6ef" style:font-name-asian="Calibri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0df6ef" style:font-name-asian="Calibri" style:font-size-asian="12pt" style:font-style-asian="italic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df6ef" style:font-name-asian="Calibri" style:font-size-asian="12pt" style:font-style-asian="italic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df6ef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0df6ef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officeooo:paragraph-rsid="000df6ef"/>
    </style:style>
    <style:style style:name="P23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0df6ef"/>
    </style:style>
    <style:style style:name="P24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12ee69"/>
    </style:style>
    <style:style style:name="P25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13ff68"/>
    </style:style>
    <style:style style:name="P26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df6ef" officeooo:paragraph-rsid="000df6ef"/>
    </style:style>
    <style:style style:name="P27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151a00" officeooo:paragraph-rsid="00151a00"/>
    </style:style>
    <style:style style:name="P28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155074" officeooo:paragraph-rsid="00155074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00df6ef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language="en" fo:country="US" officeooo:paragraph-rsid="000df6ef"/>
    </style:style>
    <style:style style:name="P31" style:family="paragraph" style:parent-style-name="Standard">
      <style:paragraph-properties fo:margin-left="1.905cm" fo:margin-right="0cm" fo:line-height="150%" fo:text-align="justify" style:justify-single-word="false" fo:text-indent="-0.404cm" style:auto-text-indent="false"/>
      <style:text-properties officeooo:paragraph-rsid="000df6ef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df6ef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875cm"/>
        </style:tab-stops>
      </style:paragraph-properties>
      <style:text-properties officeooo:paragraph-rsid="000df6ef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paragraph-rsid="001113eb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paragraph-rsid="00118e07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e7996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9.675cm"/>
        </style:tab-stops>
      </style:paragraph-properties>
      <style:text-properties officeooo:paragraph-rsid="00118e07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2ee69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0e7996" officeooo:paragraph-rsid="000e7996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rsid="001113eb" officeooo:paragraph-rsid="001113eb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2ee69" officeooo:paragraph-rsid="0012ee69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officeooo:paragraph-rsid="0012ee69"/>
    </style:style>
    <style:style style:name="P43" style:family="paragraph" style:parent-style-name="Standard">
      <style:paragraph-properties fo:margin-left="1.905cm" fo:margin-right="0cm" fo:line-height="150%" fo:text-align="justify" style:justify-single-word="false" fo:text-indent="-1.905cm" style:auto-text-indent="false"/>
      <style:text-properties officeooo:paragraph-rsid="0012ee69"/>
    </style:style>
    <style:style style:name="P44" style:family="paragraph" style:parent-style-name="Standard">
      <style:paragraph-properties fo:margin-top="0cm" fo:margin-bottom="0.499cm" loext:contextual-spacing="false" style:line-height-at-least="0.503cm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officeooo:paragraph-rsid="000df6ef"/>
    </style:style>
    <style:style style:name="P47" style:family="paragraph" style:parent-style-name="Text_20_body">
      <style:text-properties officeooo:rsid="0012ee69" officeooo:paragraph-rsid="0012ee69"/>
    </style:style>
    <style:style style:name="P48" style:family="paragraph" style:parent-style-name="Text_20_body">
      <style:paragraph-properties fo:text-align="center" style:justify-single-word="false"/>
      <style:text-properties officeooo:rsid="001adf12" officeooo:paragraph-rsid="001adf12"/>
    </style:style>
    <style:style style:name="P49" style:family="paragraph" style:parent-style-name="Heading_20_1"/>
    <style:style style:name="P50" style:family="paragraph" style:parent-style-name="Heading_20_1" style:list-style-name=""/>
    <style:style style:name="P51" style:family="paragraph" style:parent-style-name="Heading_20_1">
      <style:paragraph-properties fo:break-before="page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officeooo:rsid="000df6ef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officeooo:rsid="000df6ef"/>
    </style:style>
    <style:style style:name="T11" style:family="text">
      <style:text-properties fo:font-weight="bold" style:font-weight-asian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per 58%"/>
    </style:style>
    <style:style style:name="T15" style:family="text">
      <style:text-properties officeooo:rsid="001113eb"/>
    </style:style>
    <style:style style:name="T16" style:family="text">
      <style:text-properties officeooo:rsid="00118e07"/>
    </style:style>
    <style:style style:name="T17" style:family="text">
      <style:text-properties fo:font-style="italic" style:font-style-asian="italic"/>
    </style:style>
    <style:style style:name="T18" style:family="text">
      <style:text-properties officeooo:rsid="0013ff68"/>
    </style:style>
    <style:style style:name="T19" style:family="text">
      <style:text-properties officeooo:rsid="00151a00"/>
    </style:style>
    <style:style style:name="T20" style:family="text">
      <style:text-properties officeooo:rsid="00155074"/>
    </style:style>
    <style:style style:name="T21" style:family="text">
      <style:text-properties fo:color="#0000ff"/>
    </style:style>
    <style:style style:name="T22" style:family="text">
      <style:text-properties fo:color="#0000ff" officeooo:rsid="001adf12"/>
    </style:style>
    <style:style style:name="T23" style:family="text">
      <style:text-properties fo:color="#0000ff" style:font-name="Droid Sans Mono" fo:font-size="10.5pt" fo:font-weight="normal" fo:background-color="#ffffff" loext:char-shading-value="0"/>
    </style:style>
    <style:style style:name="T24" style:family="text">
      <style:text-properties fo:color="#0000ff" style:font-name="Droid Sans Mono" fo:font-size="10.5pt" fo:font-weight="normal" officeooo:rsid="001adf12" fo:background-color="#ffffff" loext:char-shading-value="0"/>
    </style:style>
    <style:style style:name="T25" style:family="text">
      <style:text-properties fo:color="#000000" style:font-name="Droid Sans Mono" fo:font-size="10.5pt" fo:font-weight="normal" fo:background-color="#ffffff" loext:char-shading-value="0"/>
    </style:style>
    <style:style style:name="T26" style:family="text">
      <style:text-properties fo:color="#000000" style:font-name="Droid Sans Mono" fo:font-size="10.5pt" fo:font-weight="normal" officeooo:rsid="001adf12" fo:background-color="#ffffff" loext:char-shading-value="0"/>
    </style:style>
    <style:style style:name="T27" style:family="text">
      <style:text-properties fo:color="#a31515"/>
    </style:style>
    <style:style style:name="T28" style:family="text">
      <style:text-properties fo:color="#098658"/>
    </style:style>
    <style:style style:name="T29" style:family="text">
      <style:text-properties fo:color="#098658" style:font-name="Droid Sans Mono" fo:font-size="10.5pt" fo:font-weight="normal" fo:background-color="#ffffff" loext:char-shading-value="0"/>
    </style:style>
    <style:style style:name="T30" style:family="text">
      <style:text-properties officeooo:rsid="001adf12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2.012cm" svg:height="2.26cm" svg:viewBox="0 0 2012 2260" draw:points="-9,0 -9,2260 2003,2260 2003,0" draw:recreate-on-edit="false"/></draw:frame></text:p>
          </table:table-cell>
          <table:table-cell table:style-name="Таблица1.A1" office:value-type="string">
            <text:p text:style-name="P19"><text:span text:style-name="T1">Министерство науки и высшего образования Российской Федерации</text:span></text:p>
            <text:p text:style-name="P19"><text:span text:style-name="T1">Федеральное государственное бюджетное образовательное учреждение </text:span></text:p>
            <text:p text:style-name="P19"><text:span text:style-name="T1">высшего образования</text:span></text:p>
            <text:p text:style-name="P22"><text:span text:style-name="T1">«Московский государственный технический университет</text:span></text:p>
            <text:p text:style-name="P22"><text:span text:style-name="T1">имени Н.Э. Баумана</text:span></text:p>
            <text:p text:style-name="P19"><text:span text:style-name="T1">(национальный исследовательский университет)»</text:span></text:p>
            <text:p text:style-name="P19"><text:span text:style-name="T1">(МГТУ им. Н.Э. Баумана)</text:span></text:p>
          </table:table-cell>
        </table:table-row>
      </table:table>
      <text:p text:style-name="P21"/>
      <text:p text:style-name="P14"/>
      <text:p text:style-name="P20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16"/>
      <text:p text:style-name="P20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9"><text:span text:style-name="T1">Лабораторная работа № </text:span><text:span text:style-name="T6">3</text:span></text:p>
      <text:p text:style-name="P15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"/>
            <text:p text:style-name="P20"><text:span text:style-name="T1">Тема <text:s/></text:span><text:span text:style-name="T7">Программно-алгоритмическая реализация моделей на основе ОДУ второго порядка с краевыми условиями </text:span><text:span text:style-name="T8">II</text:span><text:span text:style-name="T7"> и <text:s/></text:span><text:span text:style-name="T8">III</text:span><text:span text:style-name="T7"> рода.</text:span></text:p>
            <text:p text:style-name="P14"/>
            <text:p text:style-name="P20"><text:span text:style-name="T1">Студент </text:span><text:span text:style-name="T7">Сушина А.Д.</text:span></text:p>
            <text:p text:style-name="P14"/>
            <text:p text:style-name="P20"><text:span text:style-name="T1">Группа <text:s/></text:span><text:span text:style-name="T7">ИУ7-61б</text:span></text:p>
            <text:p text:style-name="P14"/>
            <text:p text:style-name="P20"><text:span text:style-name="T1">Оценка (баллы) _______________</text:span></text:p>
            <text:p text:style-name="P14"/>
            <text:p text:style-name="P20"><text:span text:style-name="T1">Преподаватель</text:span><text:span text:style-name="T7"> Градов В.М.</text:span></text:p>
          </table:table-cell>
          <table:table-cell table:style-name="Таблица2.A1" office:value-type="string"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5"/>
      <text:p text:style-name="P15"/>
      <text:p text:style-name="P15"/>
      <text:p text:style-name="P15"/>
      <text:p text:style-name="P18"/>
      <text:p text:style-name="P18"/>
      <text:p text:style-name="P18"/>
      <text:p text:style-name="P18"/>
      <text:p text:style-name="P18"/>
      <text:p text:style-name="P17"/>
      <text:p text:style-name="P19"><text:span text:style-name="T2">Москва. <text:s/></text:span></text:p>
      <text:p text:style-name="P46"><text:span text:style-name="T2">2020</text:span><text:bookmark text:name="_GoBack"/><text:span text:style-name="T2"> г</text:span></text:p>
      <text:p text:style-name="P23"><text:soft-page-break/><text:span text:style-name="T1">Цель работы</text:span><text:span text:style-name="T2">. Получение навыков разработки <text:s/>алгоритмов решения краевой задачи при реализации моделей, построенных на <text:s/>ОДУ второго порядка.</text:span></text:p>
      <text:p text:style-name="P23"><text:span text:style-name="T2"/></text:p>
      <text:h text:style-name="Heading_20_1" text:outline-level="1">Исходные данные</text:h>
      <text:p text:style-name="P32">1. Задана математическая модель.</text:p>
      <text:p text:style-name="P32">Уравнение для функции <draw:frame draw:style-name="fr2" draw:name="Объект1" text:anchor-type="as-char" svg:width="1.134cm" svg:height="0.508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2"/>
      <text:p text:style-name="P33"><draw:frame draw:style-name="fr2" draw:name="Объект2" text:anchor-type="as-char" svg:width="7.659cm" svg:height="1.14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text:tab/>(1)</text:p>
      <text:p text:style-name="P32"/>
      <text:p text:style-name="P32">Краевые условия</text:p>
      <text:p text:style-name="P32"/>
      <text:p text:style-name="P32"><draw:frame draw:style-name="fr3" draw:name="Объект34" text:anchor-type="as-char" svg:y="-1.185cm" svg:width="6.451cm" svg:height="2.221cm" draw:z-index="31"><draw:object xlink:href="./Object 34" xlink:type="simple" xlink:show="embed" xlink:actuate="onLoad"/><draw:image xlink:href="./ObjectReplacements/Object 34" xlink:type="simple" xlink:show="embed" xlink:actuate="onLoad"/></draw:frame><text:tab/><text:tab/><text:tab/><text:tab/><text:tab/><text:tab/><text:tab/> <text:s text:c="7"/><text:span text:style-name="T10">(2)</text:span></text:p>
      <text:p text:style-name="P30"/>
      <text:p text:style-name="P32">2. Функции <text:s/><draw:frame draw:style-name="fr2" draw:name="Объект4" text:anchor-type="as-char" svg:width="2.312cm" svg:height="0.508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заданы своими константами <text:s/></text:p>
      <text:p text:style-name="P29"><draw:frame draw:style-name="fr2" draw:name="Объект5" text:anchor-type="as-char" svg:width="2.524cm" svg:height="2.01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/><text:tab/><text:tab/><text:tab/><text:tab/><text:tab/><text:tab/><text:tab/><text:tab/><text:tab/> <text:s text:c="7"/><text:span text:style-name="T10">(3, 4)</text:span></text:p>
      <text:p text:style-name="P36">Константы <draw:frame draw:style-name="fr2" draw:name="Объект6" text:anchor-type="as-char" svg:width="0.975cm" svg:height="0.46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/>следует найти из условий <text:s/><draw:frame draw:style-name="fr2" draw:name="Объект7" text:anchor-type="as-char" svg:width="3.741cm" svg:height="0.572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, а константы <draw:frame draw:style-name="fr2" draw:name="Объект8" text:anchor-type="as-char" svg:width="0.979cm" svg:height="0.467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text:s/>из условий <draw:frame draw:style-name="fr2" draw:name="Объект9" text:anchor-type="as-char" svg:width="3.886cm" svg:height="0.572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. </text:p>
      <text:p text:style-name="P36">Величины <draw:frame draw:style-name="fr2" draw:name="Объект10" text:anchor-type="as-char" svg:width="2.896cm" svg:height="0.563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text:s/>задает пользователь.</text:p>
      <text:p text:style-name="P39">Получаем: </text:p>
      <text:p text:style-name="P39"><draw:frame draw:style-name="fr3" draw:name="Объект3" text:anchor-type="as-char" svg:y="-0.377cm" svg:width="1.725cm" svg:height="0.531cm" draw:z-index="32"><draw:object xlink:href="./Object 13" xlink:type="simple" xlink:show="embed" xlink:actuate="onLoad"/><draw:image xlink:href="./ObjectReplacements/Object 13" xlink:type="simple" xlink:show="embed" xlink:actuate="onLoad"/></draw:frame><text:tab/><text:tab/><text:tab/><text:tab/><text:tab/><text:tab/><text:tab/><text:tab/><text:tab/><text:tab/><text:tab/><text:tab/><text:span text:style-name="T15">(5)</text:span></text:p>
      <text:p text:style-name="P39"><draw:frame draw:style-name="fr3" draw:name="Объект35" text:anchor-type="as-char" svg:y="-0.683cm" svg:width="2.3cm" svg:height="1.134cm" draw:z-index="33"><draw:object xlink:href="./Object 35" xlink:type="simple" xlink:show="embed" xlink:actuate="onLoad"/><draw:image xlink:href="./ObjectReplacements/Object 35" xlink:type="simple" xlink:show="embed" xlink:actuate="onLoad"/></draw:frame><text:tab/><text:tab/><text:tab/><text:tab/><text:tab/><text:tab/><text:tab/><text:tab/><text:tab/><text:tab/><text:tab/><text:span text:style-name="T15">(6)</text:span></text:p>
      <text:p text:style-name="P39"><draw:frame draw:style-name="fr3" draw:name="Объект36" text:anchor-type="as-char" svg:y="-0.377cm" svg:width="1.787cm" svg:height="0.531cm" draw:z-index="34"><draw:object xlink:href="./Object 36" xlink:type="simple" xlink:show="embed" xlink:actuate="onLoad"/><draw:image xlink:href="./ObjectReplacements/Object 36" xlink:type="simple" xlink:show="embed" xlink:actuate="onLoad"/></draw:frame><text:tab/><text:tab/><text:tab/><text:tab/><text:tab/><text:tab/><text:tab/><text:tab/><text:tab/><text:tab/><text:tab/><text:tab/><text:span text:style-name="T15">(7)</text:span></text:p>
      <text:p text:style-name="P39"><draw:frame draw:style-name="fr3" draw:name="Объект37" text:anchor-type="as-char" svg:y="-0.683cm" svg:width="2.432cm" svg:height="1.134cm" draw:z-index="35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<text:tab/><text:tab/><text:tab/><text:tab/><text:tab/><text:tab/><text:span text:style-name="T15">(8)</text:span></text:p>
      <text:p text:style-name="P34">3. Разностная схема с разностным краевым условием при <draw:frame draw:style-name="fr2" draw:name="Объект11" text:anchor-type="as-char" svg:width="1.051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<text:p text:style-name="P34"/>
      <text:p text:style-name="P34"/>
      <text:p text:style-name="P34"><text:soft-page-break/><draw:frame draw:style-name="fr3" draw:name="Объект38" text:anchor-type="as-char" svg:y="-0.377cm" svg:width="7.521cm" svg:height="0.531cm" draw:z-index="36"><draw:object xlink:href="./Object 38" xlink:type="simple" xlink:show="embed" xlink:actuate="onLoad"/><draw:image xlink:href="./ObjectReplacements/Object 38" xlink:type="simple" xlink:show="embed" xlink:actuate="onLoad"/></draw:frame><text:tab/><text:tab/><text:span text:style-name="T15">(9) </text:span></text:p>
      <text:p text:style-name="P34"><draw:frame draw:style-name="fr3" draw:name="Объект39" text:anchor-type="as-char" svg:y="-0.526cm" svg:width="2.028cm" svg:height="0.905cm" draw:z-index="37"><draw:object xlink:href="./Object 39" xlink:type="simple" xlink:show="embed" xlink:actuate="onLoad"/><draw:image xlink:href="./ObjectReplacements/Object 39" xlink:type="simple" xlink:show="embed" xlink:actuate="onLoad"/></draw:frame></text:p>
      <text:p text:style-name="P34"><draw:frame draw:style-name="fr3" draw:name="Объект40" text:anchor-type="as-char" svg:y="-0.526cm" svg:width="2.05cm" svg:height="0.905cm" draw:z-index="38"><draw:object xlink:href="./Object 40" xlink:type="simple" xlink:show="embed" xlink:actuate="onLoad"/><draw:image xlink:href="./ObjectReplacements/Object 40" xlink:type="simple" xlink:show="embed" xlink:actuate="onLoad"/></draw:frame></text:p>
      <text:p text:style-name="P34"><draw:frame draw:style-name="fr3" draw:name="Объект41" text:anchor-type="as-char" svg:y="-0.377cm" svg:width="3.112cm" svg:height="0.531cm" draw:z-index="39"><draw:object xlink:href="./Object 41" xlink:type="simple" xlink:show="embed" xlink:actuate="onLoad"/><draw:image xlink:href="./ObjectReplacements/Object 41" xlink:type="simple" xlink:show="embed" xlink:actuate="onLoad"/></draw:frame></text:p>
      <text:p text:style-name="P34"><draw:frame draw:style-name="fr3" draw:name="Объект42" text:anchor-type="as-char" svg:y="-0.377cm" svg:width="1.632cm" svg:height="0.531cm" draw:z-index="40"><draw:object xlink:href="./Object 42" xlink:type="simple" xlink:show="embed" xlink:actuate="onLoad"/><draw:image xlink:href="./ObjectReplacements/Object 42" xlink:type="simple" xlink:show="embed" xlink:actuate="onLoad"/></draw:frame></text:p>
      <text:p text:style-name="P40">Система (9) совместно с краевыми условиями решается методом прогонки.</text:p>
      <text:p text:style-name="P40">Для величин численно вычисляя <draw:frame draw:style-name="fr3" draw:name="Объект43" text:anchor-type="as-char" svg:y="-0.22cm" svg:width="1.173cm" svg:height="0.374cm" draw:z-index="41"><draw:object xlink:href="./Object 43" xlink:type="simple" xlink:show="embed" xlink:actuate="onLoad"/><draw:image xlink:href="./ObjectReplacements/Object 43" xlink:type="simple" xlink:show="embed" xlink:actuate="onLoad"/></draw:frame><text:s/>можно получить различные приближенные выражения, интеграл методом трапеций или методом средних. <text:span text:style-name="T16">Выражения для приближений: </text:span></text:p>
      <text:p text:style-name="P40"><draw:frame draw:style-name="fr3" draw:name="Объект44" text:anchor-type="as-char" svg:y="-0.683cm" svg:width="2.96cm" svg:height="1.124cm" draw:z-index="42"><draw:object xlink:href="./Object 44" xlink:type="simple" xlink:show="embed" xlink:actuate="onLoad"/><draw:image xlink:href="./ObjectReplacements/Object 44" xlink:type="simple" xlink:show="embed" xlink:actuate="onLoad"/></draw:frame><draw:frame draw:style-name="fr4" draw:name="Объект70" text:anchor-type="as-char" svg:width="2.593cm" svg:height="1.154cm" draw:z-index="43"><draw:object xlink:href="./Object 45" xlink:type="simple" xlink:show="embed" xlink:actuate="onLoad"/><draw:image xlink:href="./ObjectReplacements/Object 45" xlink:type="simple" xlink:show="embed" xlink:actuate="onLoad"/><svg:desc>формула</svg:desc></draw:frame><text:tab/><text:tab/><text:span text:style-name="T16">(10)</text:span></text:p>
      <text:p text:style-name="P35"><text:span text:style-name="T16">Разностный аналог краевого условия при х=0: </text:span></text:p>
      <text:p text:style-name="P3"><draw:frame draw:style-name="fr3" draw:name="Объект46" text:anchor-type="as-char" svg:y="-1.302cm" svg:width="7.729cm" svg:height="2.362cm" draw:z-index="46"><draw:object xlink:href="./Object 47" xlink:type="simple" xlink:show="embed" xlink:actuate="onLoad"/><draw:image xlink:href="./ObjectReplacements/Object 47" xlink:type="simple" xlink:show="embed" xlink:actuate="onLoad"/></draw:frame><text:tab/><text:tab/><text:tab/><text:tab/><text:tab/><text:tab/><text:tab/><text:span text:style-name="T16">(11)</text:span></text:p>
      <text:p text:style-name="P3"/>
      <text:p text:style-name="P3"><text:span text:style-name="T16">Простая аппроксимация:</text:span></text:p>
      <text:p text:style-name="P2"><draw:frame draw:style-name="fr4" draw:name="Объект48" text:anchor-type="as-char" svg:width="1.963cm" svg:height="1.154cm" draw:z-index="45"><draw:object xlink:href="./Object 49" xlink:type="simple" xlink:show="embed" xlink:actuate="onLoad"/><draw:image xlink:href="./ObjectReplacements/Object 49" xlink:type="simple" xlink:show="embed" xlink:actuate="onLoad"/><svg:desc>формула</svg:desc></draw:frame><text:s/><text:tab/><text:tab/><text:tab/><text:tab/><text:tab/><text:tab/><text:tab/><text:span text:style-name="T16">(12)</text:span></text:p>
      <text:p text:style-name="P37"><text:span text:style-name="T16"><draw:frame draw:style-name="fr4" draw:name="Объект45" text:anchor-type="as-char" svg:width="1.778cm" svg:height="1.154cm" draw:z-index="44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6"><text:tab/><text:tab/><text:tab/><text:tab/><text:tab/><text:tab/><text:tab/>(13)</text:span></text:p>
      <text:p text:style-name="P35"><text:span text:style-name="T16">У</text:span>честь, что поток <text:s/><draw:frame draw:style-name="fr2" draw:name="Объект14" text:anchor-type="as-char" svg:width="3.62cm" svg:height="0.572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, а <draw:frame draw:style-name="fr2" draw:name="Объект15" text:anchor-type="as-char" svg:width="4.937cm" svg:height="1.092cm" draw:z-index="23"><draw:object xlink:href="./Object 25" xlink:type="simple" xlink:show="embed" xlink:actuate="onLoad"/><draw:image xlink:href="./ObjectReplacements/Object 25" xlink:type="simple" xlink:show="embed" xlink:actuate="onLoad"/><svg:desc>формула</svg:desc></draw:frame>. <text:s text:c="27"/><text:span text:style-name="T19">(14, 15)</text:span></text:p>
      <text:p text:style-name="P32">4. Значения параметров для отладки (все размерности согласованы)</text:p>
      <text:p text:style-name="P31"><draw:frame draw:style-name="fr2" draw:name="Объект16" text:anchor-type="as-char" svg:width="0.97cm" svg:height="0.563cm" draw:z-index="21"><draw:object xlink:href="./Object 26" xlink:type="simple" xlink:show="embed" xlink:actuate="onLoad"/><draw:image xlink:href="./ObjectReplacements/Object 26" xlink:type="simple" xlink:show="embed" xlink:actuate="onLoad"/><svg:desc>формула</svg:desc></draw:frame>0.4 Вт/см К,</text:p>
      <text:p text:style-name="P31"><draw:frame draw:style-name="fr2" draw:name="Объект17" text:anchor-type="as-char" svg:width="1.053cm" svg:height="0.563cm" draw:z-index="24"><draw:object xlink:href="./Object 27" xlink:type="simple" xlink:show="embed" xlink:actuate="onLoad"/><draw:image xlink:href="./ObjectReplacements/Object 27" xlink:type="simple" xlink:show="embed" xlink:actuate="onLoad"/><svg:desc>формула</svg:desc></draw:frame>0.1 Вт/см К,</text:p>
      <text:p text:style-name="P31"><draw:frame draw:style-name="fr2" draw:name="Объект18" text:anchor-type="as-char" svg:width="1.005cm" svg:height="0.563cm" draw:z-index="25"><draw:object xlink:href="./Object 28" xlink:type="simple" xlink:show="embed" xlink:actuate="onLoad"/><draw:image xlink:href="./ObjectReplacements/Object 28" xlink:type="simple" xlink:show="embed" xlink:actuate="onLoad"/><svg:desc>формула</svg:desc></draw:frame>0.05 Вт/см<text:span text:style-name="T14">2</text:span> К,</text:p>
      <text:p text:style-name="P31"><draw:frame draw:style-name="fr2" draw:name="Объект19" text:anchor-type="as-char" svg:width="1.088cm" svg:height="0.563cm" draw:z-index="26"><draw:object xlink:href="./Object 29" xlink:type="simple" xlink:show="embed" xlink:actuate="onLoad"/><draw:image xlink:href="./ObjectReplacements/Object 29" xlink:type="simple" xlink:show="embed" xlink:actuate="onLoad"/><svg:desc>формула</svg:desc></draw:frame>0.01 Вт/см<text:span text:style-name="T14">2</text:span> К,</text:p>
      <text:p text:style-name="P31"><draw:frame draw:style-name="fr2" draw:name="Объект20" text:anchor-type="as-char" svg:width="0.728cm" svg:height="0.467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<text:s/>10 см,</text:p>
      <text:p text:style-name="P31"><text:span text:style-name="T9"><draw:frame draw:style-name="fr2" draw:name="Объект21" text:anchor-type="as-char" svg:width="1.028cm" svg:height="0.563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300К,</text:p>
      <text:p text:style-name="P31"><text:span text:style-name="T9"><draw:frame draw:style-name="fr2" draw:name="Объект22" text:anchor-type="as-char" svg:width="0.894cm" svg:height="0.467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0.5 см,</text:p>
      <text:p text:style-name="P31"><text:span text:style-name="T9"><draw:frame draw:style-name="fr2" draw:name="Объект23" text:anchor-type="as-char" svg:width="1.051cm" svg:height="0.563cm" draw:z-index="30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50 Вт/см<text:span text:style-name="T14">2</text:span>.</text:p>
      <text:p text:style-name="P1"><text:span text:style-name="T11">Физическое содержание <text:s/>задачи.</text:span></text:p>
      <text:p text:style-name="P38"><text:soft-page-break/>Сформулированная математическая модель описывает температурное поле <text:s/><draw:frame draw:style-name="fr2" draw:name="Объект24" text:anchor-type="as-char" svg:width="1.134cm" svg:height="0.50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/>вдоль <text:s/>цилиндрического стержня радиуса <text:span text:style-name="T9"><draw:frame draw:style-name="fr2" draw:name="Объект25" text:anchor-type="as-char" svg:width="0.54cm" svg:height="0.46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/>и длиной <draw:frame draw:style-name="fr2" draw:name="Объект26" text:anchor-type="as-char" svg:width="0.372cm" svg:height="0.46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, причем <draw:frame draw:style-name="fr2" draw:name="Объект27" text:anchor-type="as-char" svg:width="1.314cm" svg:height="0.46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/>и температуру можно принять постоянной по радиусу цилиндра. Ось <draw:frame draw:style-name="fr2" draw:name="Объект28" text:anchor-type="as-char" svg:width="0.474cm" svg:height="0.4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text:s/>направлена вдоль оси цилиндра и начало координат совпадает с левым торцем стержня. Слева при <draw:frame draw:style-name="fr2" draw:name="Объект29" text:anchor-type="as-char" svg:width="1.051cm" svg:height="0.46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text:s/>цилиндр нагружается тепловым потоком <text:span text:style-name="T9"><draw:frame draw:style-name="fr2" draw:name="Объект30" text:anchor-type="as-char" svg:width="0.697cm" svg:height="0.563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. Стержень обдувается воздухом, температура которого равна <text:span text:style-name="T9"><draw:frame draw:style-name="fr2" draw:name="Объект31" text:anchor-type="as-char" svg:width="0.674cm" svg:height="0.563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. В результате происходит съем тепла с цилиндрической поверхности и поверхности правого торца при <draw:frame draw:style-name="fr2" draw:name="Объект32" text:anchor-type="as-char" svg:width="0.96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. Функции <draw:frame draw:style-name="fr2" draw:name="Объект33" text:anchor-type="as-char" svg:width="2.312cm" svg:height="0.508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являются, соответственно, коэффициентами теплопроводности материала стержня и теплоотдачи при обдуве. </text:p>
      <text:h text:style-name="P50" text:outline-level="1"/>
      <text:h text:style-name="P51" text:outline-level="1">Код программы</text:h>
      <text:p text:style-name="P47"><text:span text:style-name="T30">Код программы представлен н</text:span>а листинг<text:span text:style-name="T30">ах</text:span> 1-<text:span text:style-name="T30">2</text:span>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5">Листинг 1. <text:span text:style-name="T30">functions.py</text:span></text:p>
            <text:p text:style-name="P9"><text:span text:style-name="T21">from</text:span> data <text:span text:style-name="T21">import</text:span> data, graph1</text:p>
            <text:p text:style-name="P9"><text:span text:style-name="T21">import</text:span> numpy <text:span text:style-name="T21">as</text:span> np</text:p>
            <text:p text:style-name="P7"/>
            <text:p text:style-name="P9">b = data[<text:span text:style-name="T27">'kN'</text:span>] * data[<text:span text:style-name="T27">'l'</text:span>] / (data[<text:span text:style-name="T27">'kN'</text:span>] - data[<text:span text:style-name="T27">'k0'</text:span>])</text:p>
            <text:p text:style-name="P9">a = - b * data[<text:span text:style-name="T27">'k0'</text:span>] </text:p>
            <text:p text:style-name="P9">d = data[<text:span text:style-name="T27">'AlphaN'</text:span>] * data[<text:span text:style-name="T27">'l'</text:span>] / (data[<text:span text:style-name="T27">'AlphaN'</text:span>] - data[<text:span text:style-name="T27">'Alpha0'</text:span>])</text:p>
            <text:p text:style-name="P9">c = - b * data[<text:span text:style-name="T27">'Alpha0'</text:span>] </text:p>
            <text:p text:style-name="P9">h = data[<text:span text:style-name="T27">'h'</text:span>]</text:p>
            <text:p text:style-name="P9">N = data[<text:span text:style-name="T27">'l'</text:span>]</text:p>
            <text:p text:style-name="P7"/>
            <text:p text:style-name="P9"><text:span text:style-name="T21">def</text:span> k(x):</text:p>
            <text:p text:style-name="P10"><text:span text:style-name="T21"><text:s text:c="4"/>return</text:span> a / (x - b)</text:p>
            <text:p text:style-name="P7"/>
            <text:p text:style-name="P9"><text:span text:style-name="T21">def</text:span> Alpha(x):</text:p>
            <text:p text:style-name="P10"><text:span text:style-name="T21"><text:s text:c="4"/>return</text:span> c / (x - d)</text:p>
            <text:p text:style-name="P7"/>
            <text:p text:style-name="P9"><text:span text:style-name="T21">def</text:span> P(x):</text:p>
            <text:p text:style-name="P10"><text:span text:style-name="T21"><text:s text:c="4"/>return</text:span> <text:span text:style-name="T28">2</text:span>/data[<text:span text:style-name="T27">'R'</text:span>] * Alpha(x)</text:p>
            <text:p text:style-name="P7"/>
            <text:p text:style-name="P9"><text:span text:style-name="T21">def</text:span> f(x):</text:p>
            <text:p text:style-name="P10"><text:span text:style-name="T21"><text:s text:c="4"/>return</text:span> <text:span text:style-name="T28">2</text:span>*data[<text:span text:style-name="T27">'t0'</text:span>]/data[<text:span text:style-name="T27">'R'</text:span>] *Alpha(x)</text:p>
            <text:p text:style-name="P7"/>
            <text:p text:style-name="P9"><text:span text:style-name="T21">def</text:span> KHIminus12(x):</text:p>
            <text:p text:style-name="P10"><text:span text:style-name="T21"><text:s text:c="4"/>return</text:span> <text:span text:style-name="T28">2</text:span>*k(x)*k(x-h)/(k(x) + k(x-h))</text:p>
            <text:p text:style-name="P7"/>
            <text:p text:style-name="P9"><text:span text:style-name="T21">def</text:span> KHIplus12(x):</text:p>
            <text:p text:style-name="P10"><text:span text:style-name="T21"><text:s text:c="4"/>return</text:span> <text:span text:style-name="T28">2</text:span>*k(x)*k(x+h)/(k(x) + k(x+h))</text:p>
            <text:p text:style-name="P7"/>
            <text:p text:style-name="P9"><text:span text:style-name="T21">def</text:span> A(n): </text:p>
            <text:p text:style-name="P10"><text:span text:style-name="T21"><text:s text:c="4"/>return</text:span> KHIplus12(n)/h</text:p>
            <text:p text:style-name="P7"/>
            <text:p text:style-name="P9"><text:span text:style-name="T21">def</text:span> C(n):</text:p>
            <text:p text:style-name="P10"><text:span text:style-name="T21"><text:s text:c="4"/>return</text:span> KHIminus12(n)/h</text:p>
            <text:p text:style-name="P7"/>
            <text:p text:style-name="P9"><text:span text:style-name="T21">def</text:span> B(n):</text:p>
            <text:p text:style-name="P10"><text:span text:style-name="T21"><text:s text:c="4"/>return</text:span> A(n) + C(n) + P(n)*h</text:p>
            <text:p text:style-name="P7"/>
            <text:p text:style-name="P9"><text:span text:style-name="T21">def</text:span> D(n):</text:p>
            <text:p text:style-name="P10"><text:span text:style-name="T21"><text:s text:c="4"/>return</text:span> f(n) * h</text:p>
            <text:p text:style-name="P44"/>
            <text:p text:style-name="P9"><text:span text:style-name="T21">def</text:span> calculate(): </text:p>
            <text:p text:style-name="P10"><text:s text:c="4"/>xstart = <text:span text:style-name="T28">0</text:span></text:p>
            <text:p text:style-name="P10"><text:s text:c="4"/>xend = data[<text:span text:style-name="T27">'l'</text:span>]</text:p>
            <text:p text:style-name="P7"><text:soft-page-break/></text:p>
            <text:p text:style-name="P12"><text:s text:c="4"/>#левые</text:p>
            <text:p text:style-name="P10"><text:s text:c="4"/>p0 = P(xstart)</text:p>
            <text:p text:style-name="P10"><text:s text:c="4"/>p1 = P(xstart + h)</text:p>
            <text:p text:style-name="P10"><text:s text:c="4"/>p12 = (p0+p1)/<text:span text:style-name="T28">2</text:span></text:p>
            <text:p text:style-name="P7"/>
            <text:p text:style-name="P10"><text:s text:c="4"/>f0 = f(xstart)</text:p>
            <text:p text:style-name="P10"><text:s text:c="4"/>f1 = f(xstart+h)</text:p>
            <text:p text:style-name="P10"><text:s text:c="4"/>f12 = (f0+f1)/<text:span text:style-name="T28">2</text:span></text:p>
            <text:p text:style-name="P7"/>
            <text:p text:style-name="P10"><text:s text:c="4"/>M0 = KHIplus12(xstart) - h*h/<text:span text:style-name="T28">8</text:span>*p12</text:p>
            <text:p text:style-name="P10"><text:s text:c="4"/>K0 = KHIplus12(xstart) + h*h/<text:span text:style-name="T28">8</text:span>*p12 + h*h/<text:span text:style-name="T28">4</text:span>*p0</text:p>
            <text:p text:style-name="P10"><text:s text:c="4"/>P0 = h*data[<text:span text:style-name="T27">'F0'</text:span>] + h*h/<text:span text:style-name="T28">4</text:span>*(f12 + f0)</text:p>
            <text:p text:style-name="P7"/>
            <text:p text:style-name="P12"><text:s text:c="4"/>#правые</text:p>
            <text:p text:style-name="P7"/>
            <text:p text:style-name="P10"><text:s text:c="4"/>pn = P(xend)</text:p>
            <text:p text:style-name="P10"><text:s text:c="4"/>pn1 = P(xend - h)</text:p>
            <text:p text:style-name="P10"><text:s text:c="4"/>pn12 = (pn+pn1)/<text:span text:style-name="T28">2</text:span></text:p>
            <text:p text:style-name="P7"/>
            <text:p text:style-name="P10"><text:s text:c="4"/>fn = f(xend)</text:p>
            <text:p text:style-name="P10"><text:s text:c="4"/>fn1 = f(xend-h)</text:p>
            <text:p text:style-name="P10"><text:s text:c="4"/>fn12 = (fn+fn1)/<text:span text:style-name="T28">2</text:span></text:p>
            <text:p text:style-name="P7"/>
            <text:p text:style-name="P10"><text:s text:c="4"/>Mn = -KHIminus12(xend) + h * h * pn12 / <text:span text:style-name="T28">8</text:span></text:p>
            <text:p text:style-name="P10"><text:s text:c="4"/>Kn = KHIminus12(xend) + data[<text:span text:style-name="T27">'AlphaN'</text:span>] * h + h * h * pn12 / <text:span text:style-name="T28">8</text:span> - h * h * pn / <text:span text:style-name="T28">4</text:span>;</text:p>
            <text:p text:style-name="P10"><text:s text:c="4"/>Pn = data[<text:span text:style-name="T27">'AlphaN'</text:span>] * data[<text:span text:style-name="T27">'t0'</text:span>] * h - h * h * (fn12 + fn) / <text:span text:style-name="T28">4</text:span>;</text:p>
            <text:p text:style-name="P7"/>
            <text:p text:style-name="P10"><text:s text:c="4"/>eps = [<text:span text:style-name="T28">0</text:span>, M0/K0 ]</text:p>
            <text:p text:style-name="P8"><text:span text:style-name="T25"><text:s text:c="4"/>eta = [</text:span><text:span text:style-name="T29">0</text:span><text:span text:style-name="T25">, P0/K0]</text:span></text:p>
            <text:p text:style-name="P8"><text:span text:style-name="T25"/></text:p>
            <text:p text:style-name="P10"><text:s text:c="4"/>x = h</text:p>
            <text:p text:style-name="P10"><text:s text:c="4"/>n = <text:span text:style-name="T28">1</text:span></text:p>
            <text:p text:style-name="P10"><text:span text:style-name="T21"><text:s text:c="4"/>while</text:span> x + h &lt; N:</text:p>
            <text:p text:style-name="P10"><text:s text:c="8"/>eps.append(C(x) / (B(x) - A(x) * eps[n]))</text:p>
            <text:p text:style-name="P10"><text:s text:c="8"/>eta.append((A(x) * eta[n] + D(x)) / (B(x) - A(x) * eps[n]))</text:p>
            <text:p text:style-name="P10"><text:s text:c="8"/>n += <text:span text:style-name="T28">1</text:span></text:p>
            <text:p text:style-name="P10"><text:s text:c="8"/>x += h</text:p>
            <text:p text:style-name="P10"><text:s text:c="4"/>t = [<text:span text:style-name="T28">0</text:span>] * (n + <text:span text:style-name="T28">1</text:span>)</text:p>
            <text:p text:style-name="P10"><text:s text:c="4"/>t[n] = (Pn - Mn * eta[n]) / (Kn + Mn * eps[n])</text:p>
            <text:p text:style-name="P7"/>
            <text:p text:style-name="P10"><text:span text:style-name="T21"><text:s text:c="4"/>for</text:span> i <text:span text:style-name="T21">in</text:span> range(n - <text:span text:style-name="T28">1</text:span>, -<text:span text:style-name="T28">1</text:span>, -<text:span text:style-name="T28">1</text:span>):</text:p>
            <text:p text:style-name="P10"><text:s text:c="8"/>t[i] = eps[i + <text:span text:style-name="T28">1</text:span>] * t[i + <text:span text:style-name="T28">1</text:span>] + eta[i + <text:span text:style-name="T28">1</text:span>]</text:p>
            <text:p text:style-name="P7"/>
            <text:p text:style-name="P10"><text:s text:c="4"/>graph1[<text:span text:style-name="T28">0</text:span>] = [i <text:span text:style-name="T21">for</text:span> i <text:span text:style-name="T21">in</text:span> np.arange(<text:span text:style-name="T28">0</text:span>, N, h)]</text:p>
            <text:p text:style-name="P10"><text:s text:c="4"/>graph1[<text:span text:style-name="T28">1</text:span>] = t[:-<text:span text:style-name="T28">1</text:span>]</text:p>
            <text:p text:style-name="Table_20_Contents"><text:s text:c="4"/></text:p>
          </table:table-cell>
        </table:table-row>
        <table:table-row>
          <table:table-cell table:style-name="Таблица3.A2" office:value-type="string">
            <text:p text:style-name="P48">Листинг 2. main.py</text:p>
            <text:p text:style-name="P11"><text:span text:style-name="T21">import</text:span> matplotlib.pyplot <text:span text:style-name="T21">as</text:span> plt </text:p>
            <text:p text:style-name="P9"><text:soft-page-break/><text:span text:style-name="T21">import</text:span> data <text:span text:style-name="T21">as</text:span> const</text:p>
            <text:p text:style-name="P9"><text:span text:style-name="T21">from</text:span> functions <text:span text:style-name="T21">import</text:span> calculate</text:p>
            <text:p text:style-name="P7"/>
            <text:p text:style-name="P9"><text:span text:style-name="T21">from</text:span> tkinter <text:span text:style-name="T21">import</text:span> *</text:p>
            <text:p text:style-name="P9">root = Tk()</text:p>
            <text:p text:style-name="P7"/>
            <text:p text:style-name="P9">varList = {</text:p>
            <text:p text:style-name="P9"><text:span text:style-name="T27">"k0"</text:span>: StringVar(),</text:p>
            <text:p text:style-name="P9"><text:span text:style-name="T27">"kN"</text:span>: StringVar(),</text:p>
            <text:p text:style-name="P9"><text:span text:style-name="T27">"Alpha0"</text:span>: StringVar(),</text:p>
            <text:p text:style-name="P9"><text:span text:style-name="T27">"AlphaN"</text:span>: StringVar(),</text:p>
            <text:p text:style-name="P9"><text:span text:style-name="T27">"l"</text:span>: StringVar(),</text:p>
            <text:p text:style-name="P9"><text:span text:style-name="T27">"t0"</text:span>: StringVar(),</text:p>
            <text:p text:style-name="P9"><text:span text:style-name="T27">"R"</text:span>: StringVar(),</text:p>
            <text:p text:style-name="P9"><text:span text:style-name="T27">"F0"</text:span>: StringVar(),</text:p>
            <text:p text:style-name="P9"><text:span text:style-name="T27">"h"</text:span>: StringVar()</text:p>
            <text:p text:style-name="P9">}</text:p>
            <text:p text:style-name="P7"/>
            <text:p text:style-name="P9"><text:span text:style-name="T21">def</text:span> create_grid(root):</text:p>
            <text:p text:style-name="P10"><text:span text:style-name="T30"><text:s text:c="4"/></text:span>i = <text:span text:style-name="T28">0</text:span></text:p>
            <text:p text:style-name="P10"><text:span text:style-name="T22"><text:s text:c="4"/></text:span><text:span text:style-name="T21">for</text:span> var <text:span text:style-name="T21">in</text:span> varList.keys(): </text:p>
            <text:p text:style-name="P10"><text:span text:style-name="T30"><text:s text:c="8"/></text:span>label = Label(root, text=var)</text:p>
            <text:p text:style-name="P10"><text:span text:style-name="T30"><text:s text:c="8"/></text:span>label.grid(row=i, column=<text:span text:style-name="T28">0</text:span>, sticky=<text:span text:style-name="T27">"e"</text:span>)</text:p>
            <text:p text:style-name="P10"><text:span text:style-name="T30"><text:s text:c="8"/></text:span>entry = Entry(root,width=<text:span text:style-name="T28">10</text:span>,textvariable=varList[var])</text:p>
            <text:p text:style-name="P10"><text:span text:style-name="T30"><text:s text:c="8"/></text:span>entry.grid(row=i, column=<text:span text:style-name="T28">1</text:span>)</text:p>
            <text:p text:style-name="P10"><text:span text:style-name="T30"><text:s text:c="8"/></text:span>entry.insert(<text:span text:style-name="T28">0</text:span>, str(const.resetData[var]))</text:p>
            <text:p text:style-name="P10"><text:span text:style-name="T30"><text:s text:c="8"/></text:span>i+=<text:span text:style-name="T28">1</text:span></text:p>
            <text:p text:style-name="P7"/>
            <text:p text:style-name="P9"><text:span text:style-name="T21">def</text:span> check_is_num():</text:p>
            <text:p text:style-name="P10"><text:span text:style-name="T22"><text:s text:c="4"/></text:span><text:span text:style-name="T21">for</text:span> var <text:span text:style-name="T21">in</text:span> varList.values():</text:p>
            <text:p text:style-name="P10"><text:span text:style-name="T22"><text:s text:c="8"/></text:span><text:span text:style-name="T21">try</text:span>:</text:p>
            <text:p text:style-name="P10"><text:span text:style-name="T30"><text:s text:c="12"/></text:span>float(var.get())</text:p>
            <text:p text:style-name="P10"><text:span text:style-name="T22"><text:s text:c="8"/></text:span><text:span text:style-name="T21">except</text:span> ValueError:</text:p>
            <text:p text:style-name="P10"><text:span text:style-name="T22"><text:s text:c="12"/></text:span><text:span text:style-name="T21">return</text:span> <text:span text:style-name="T21">False</text:span></text:p>
            <text:p text:style-name="P8"><text:span text:style-name="T24"><text:s text:c="4"/></text:span><text:span text:style-name="T23">return</text:span><text:span text:style-name="T25"> </text:span><text:span text:style-name="T23">True</text:span></text:p>
            <text:p text:style-name="P7"><text:span text:style-name="T23"/></text:p>
            <text:p text:style-name="P9"><text:span text:style-name="T21">def</text:span> clear_graphs(): </text:p>
            <text:p text:style-name="P10"><text:span text:style-name="T30"><text:s text:c="4"/></text:span>const.graph1[<text:span text:style-name="T28">0</text:span>].clear()</text:p>
            <text:p text:style-name="P10"><text:span text:style-name="T30"><text:s text:c="4"/></text:span>const.graph1[<text:span text:style-name="T28">1</text:span>].clear()</text:p>
            <text:p text:style-name="P7"/>
            <text:p text:style-name="P9"><text:span text:style-name="T21">def</text:span> start_work(Event):</text:p>
            <text:p text:style-name="P10"><text:span text:style-name="T30"><text:s text:c="4"/></text:span>clear_graphs()</text:p>
            <text:p text:style-name="P10"><text:span text:style-name="T22"><text:s text:c="4"/></text:span><text:span text:style-name="T21">if</text:span> <text:span text:style-name="T21">not</text:span> check_is_num():</text:p>
            <text:p text:style-name="P10"><text:span text:style-name="T22"><text:s text:c="8"/></text:span><text:span text:style-name="T21">print</text:span>(<text:span text:style-name="T27">"WARNING NOT DIGIT"</text:span>)</text:p>
            <text:p text:style-name="P13"><text:span text:style-name="T30"><text:s text:c="8"/></text:span>return</text:p>
            <text:p text:style-name="P10"><text:span text:style-name="T22"><text:s text:c="4"/></text:span><text:span text:style-name="T21">for</text:span> var <text:span text:style-name="T21">in</text:span> varList.keys():</text:p>
            <text:p text:style-name="P10"><text:span text:style-name="T30"><text:s text:c="8"/></text:span>const.data[var] = float(varList[var].get())</text:p>
            <text:p text:style-name="P8"><text:span text:style-name="T26"><text:s text:c="4"/></text:span><text:span text:style-name="T25">calculate()</text:span></text:p>
            <text:p text:style-name="P10"><text:span text:style-name="T30"><text:s text:c="4"/></text:span>plt.title(<text:span text:style-name="T27">'T(x)'</text:span>)</text:p>
            <text:p text:style-name="P10"><text:span text:style-name="T30"><text:s text:c="4"/></text:span>plt.plot(const.graph1[<text:span text:style-name="T28">0</text:span>], const.graph1[<text:span text:style-name="T28">1</text:span>])</text:p>
            <text:p text:style-name="P10"><text:soft-page-break/><text:span text:style-name="T30"><text:s text:c="4"/></text:span>plt.xlable(<text:span text:style-name="T27">"x, sm"</text:span>)</text:p>
            <text:p text:style-name="P10"><text:span text:style-name="T30"><text:s text:c="4"/></text:span>plt.ylabel(<text:span text:style-name="T27">"T, K"</text:span>)</text:p>
            <text:p text:style-name="P10"><text:span text:style-name="T30"><text:s text:c="4"/></text:span>plt.show()</text:p>
            <text:p text:style-name="P7"/>
            <text:p text:style-name="P10"><text:span text:style-name="T21">if</text:span> __name__ == <text:span text:style-name="T27">'__main__'</text:span>:</text:p>
            <text:p text:style-name="P10"><text:span text:style-name="T30"><text:s text:c="4"/></text:span>btn = Button(root, text=<text:span text:style-name="T27">"START"</text:span>) </text:p>
            <text:p text:style-name="P10"><text:span text:style-name="T30"><text:s text:c="4"/></text:span>create_grid(root)</text:p>
            <text:p text:style-name="P7"/>
            <text:p text:style-name="P10"><text:span text:style-name="T30"><text:s text:c="4"/></text:span>btn.bind(<text:span text:style-name="T27">"&lt;Button-1&gt;"</text:span>, start_work) </text:p>
            <text:p text:style-name="P10"><text:span text:style-name="T30"><text:s text:c="4"/></text:span>btn.grid(column=<text:span text:style-name="T28">1</text:span>, padx=<text:span text:style-name="T28">10</text:span>, pady=<text:span text:style-name="T28">10</text:span>) </text:p>
            <text:p text:style-name="P8"><text:span text:style-name="T26"><text:s text:c="4"/></text:span><text:span text:style-name="T25">root.mainloop()</text:span></text:p>
          </table:table-cell>
        </table:table-row>
      </table:table>
      <text:p text:style-name="P47"/>
      <text:h text:style-name="Heading_20_1" text:outline-level="1">Результаты работы</text:h>
      <text:p text:style-name="P24">1. Представить разностный аналог краевого условия при <draw:frame draw:style-name="fr2" draw:name="Объект13" text:anchor-type="as-char" svg:width="0.96cm" svg:height="0.467cm" draw:z-index="48"><draw:object xlink:href="./Object 23" xlink:type="simple" xlink:show="embed" xlink:actuate="onLoad"/><draw:image xlink:href="./ObjectReplacements/Object 23" xlink:type="simple" xlink:show="embed" xlink:actuate="onLoad"/><svg:desc>формула</svg:desc></draw:frame><text:s/>и его краткий вывод интегро -интерполяционным методом.</text:p>
      <text:p text:style-name="P5"><text:span text:style-name="T18">Обозначим <text:s/></text:span><draw:frame draw:style-name="fr4" draw:name="Объект60" text:anchor-type="as-char" svg:width="2.318cm" svg:height="0.998cm" draw:z-index="61"><draw:object xlink:href="./Object 61" xlink:type="simple" xlink:show="embed" xlink:actuate="onLoad"/><draw:image xlink:href="./ObjectReplacements/Object 61" xlink:type="simple" xlink:show="embed" xlink:actuate="onLoad"/><svg:desc>формула</svg:desc></draw:frame>. </text:p>
      <text:p text:style-name="P5"/>
      <text:p text:style-name="P4">Запишем (1) в виде: </text:p>
      <text:p text:style-name="P4"><draw:frame draw:style-name="fr3" draw:name="Объект62" text:anchor-type="as-char" svg:y="-0.619cm" svg:width="5.614cm" svg:height="0.998cm" draw:z-index="63"><draw:object xlink:href="./Object 63" xlink:type="simple" xlink:show="embed" xlink:actuate="onLoad"/><draw:image xlink:href="./ObjectReplacements/Object 63" xlink:type="simple" xlink:show="embed" xlink:actuate="onLoad"/></draw:frame><text:s/><text:span text:style-name="T20">(16)</text:span></text:p>
      <text:p text:style-name="P5"/>
      <text:p text:style-name="P6">где</text:p>
      <text:p text:style-name="P5"/>
      <text:p text:style-name="P25"><draw:frame draw:style-name="fr4" draw:name="Объект61" text:anchor-type="as-char" svg:width="2.369cm" svg:height="0.998cm" draw:z-index="62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25"><draw:frame draw:style-name="fr4" draw:name="Объект59" text:anchor-type="as-char" svg:width="2.681cm" svg:height="1.062cm" draw:z-index="60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7">Проитегрируем <text:s/>(15) на отрезке [<text:span text:style-name="T9">x</text:span><text:span text:style-name="T13">N</text:span><text:span text:style-name="T12">-1/2</text:span>, <text:span text:style-name="T9">x</text:span><text:span text:style-name="T13">N</text:span>]</text:p>
      <text:p text:style-name="P27"><draw:frame draw:style-name="fr4" draw:name="Объект63" text:anchor-type="as-char" svg:width="7.17cm" svg:height="1.459cm" draw:z-index="64"><draw:object xlink:href="./Object 64" xlink:type="simple" xlink:show="embed" xlink:actuate="onLoad"/><draw:image xlink:href="./ObjectReplacements/Object 64" xlink:type="simple" xlink:show="embed" xlink:actuate="onLoad"/><svg:desc>формула</svg:desc></draw:frame><text:s/><text:span text:style-name="T20">(17)</text:span></text:p>
      <text:p text:style-name="P28">Применим метод трапеций. Получим: </text:p>
      <text:p text:style-name="P28"><draw:frame draw:style-name="fr4" draw:name="Объект64" text:anchor-type="as-char" svg:width="9.451cm" svg:height="1.134cm" draw:z-index="65"><draw:object xlink:href="./Object 65" xlink:type="simple" xlink:show="embed" xlink:actuate="onLoad"/><draw:image xlink:href="./ObjectReplacements/Object 65" xlink:type="simple" xlink:show="embed" xlink:actuate="onLoad"/><svg:desc>формула</svg:desc></draw:frame><text:s/>(18)</text:p>
      <text:p text:style-name="P28">Применив (14, 15) к (18), получим </text:p>
      <text:p text:style-name="P28"><draw:frame draw:style-name="fr4" draw:name="Объект65" text:anchor-type="as-char" svg:width="13.58cm" svg:height="1.27cm" draw:z-index="66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28"><draw:frame draw:style-name="fr5" draw:name="Объект66" text:anchor-type="as-char" svg:y="-0.683cm" svg:width="16.602cm" svg:height="1.062cm" draw:z-index="67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28"><draw:frame draw:style-name="fr3" draw:name="Объект67" text:anchor-type="as-char" svg:y="-0.681cm" svg:width="17.632cm" svg:height="1.058cm" draw:z-index="68"><draw:object xlink:href="./Object 68" xlink:type="simple" xlink:show="embed" xlink:actuate="onLoad"/><draw:image xlink:href="./ObjectReplacements/Object 68" xlink:type="simple" xlink:show="embed" xlink:actuate="onLoad"/></draw:frame></text:p>
      <text:p text:style-name="P28"><text:soft-page-break/><draw:frame draw:style-name="fr3" draw:name="Объект68" text:anchor-type="as-char" svg:y="-0.681cm" svg:width="15.813cm" svg:height="1.058cm" draw:z-index="69"><draw:object xlink:href="./Object 69" xlink:type="simple" xlink:show="embed" xlink:actuate="onLoad"/><draw:image xlink:href="./ObjectReplacements/Object 69" xlink:type="simple" xlink:show="embed" xlink:actuate="onLoad"/></draw:frame></text:p>
      <text:p text:style-name="P28"><draw:frame draw:style-name="fr3" draw:name="Объект69" text:anchor-type="as-char" svg:y="-1.21cm" svg:width="13.24cm" svg:height="2.178cm" draw:z-index="70"><draw:object xlink:href="./Object 70" xlink:type="simple" xlink:show="embed" xlink:actuate="onLoad"/><draw:image xlink:href="./ObjectReplacements/Object 70" xlink:type="simple" xlink:show="embed" xlink:actuate="onLoad"/></draw:frame></text:p>
      <text:p text:style-name="P27"/>
      <text:p text:style-name="P24">2. График зависимости температуры <draw:frame draw:style-name="fr2" draw:name="Объект47" text:anchor-type="as-char" svg:width="1.134cm" svg:height="0.508cm" draw:z-index="49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от координаты <draw:frame draw:style-name="fr2" draw:name="Объект49" text:anchor-type="as-char" svg:width="0.474cm" svg:height="0.467cm" draw:z-index="50"><draw:object xlink:href="./Object 50" xlink:type="simple" xlink:show="embed" xlink:actuate="onLoad"/><draw:image xlink:href="./ObjectReplacements/Object 50" xlink:type="simple" xlink:show="embed" xlink:actuate="onLoad"/><svg:desc>формула</svg:desc></draw:frame><text:s/>при заданных выше параметрах.</text:p>
      <text:p text:style-name="P24"/>
      <text:p text:style-name="P24">3. График зависимости <draw:frame draw:style-name="fr2" draw:name="Объект50" text:anchor-type="as-char" svg:width="1.134cm" svg:height="0.508cm" draw:z-index="51"><draw:object xlink:href="./Object 51" xlink:type="simple" xlink:show="embed" xlink:actuate="onLoad"/><draw:image xlink:href="./ObjectReplacements/Object 51" xlink:type="simple" xlink:show="embed" xlink:actuate="onLoad"/><svg:desc>формула</svg:desc></draw:frame><text:s/>при <text:span text:style-name="T9"><draw:frame draw:style-name="fr2" draw:name="Объект51" text:anchor-type="as-char" svg:width="1.051cm" svg:height="0.563cm" draw:z-index="52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-10 Вт/см<text:span text:style-name="T14">2</text:span>. </text:p>
      <text:p text:style-name="P42"><text:span text:style-name="T17">Справка</text:span>. При отрицательном тепловом потоке слева идет съем тепла, поэтому производная <text:s text:c="2"/><draw:frame draw:style-name="fr2" draw:name="Объект52" text:anchor-type="as-char" svg:width="1.214cm" svg:height="0.563cm" draw:z-index="53"><draw:object xlink:href="./Object 53" xlink:type="simple" xlink:show="embed" xlink:actuate="onLoad"/><draw:image xlink:href="./ObjectReplacements/Object 53" xlink:type="simple" xlink:show="embed" xlink:actuate="onLoad"/><svg:desc>формула</svg:desc></draw:frame><text:s/>должна быть положительной.</text:p>
      <text:p text:style-name="P25">4. График зависимости <draw:frame draw:style-name="fr2" draw:name="Объект53" text:anchor-type="as-char" svg:width="1.134cm" svg:height="0.508cm" draw:z-index="54"><draw:object xlink:href="./Object 54" xlink:type="simple" xlink:show="embed" xlink:actuate="onLoad"/><draw:image xlink:href="./ObjectReplacements/Object 54" xlink:type="simple" xlink:show="embed" xlink:actuate="onLoad"/><svg:desc>формула</svg:desc></draw:frame><text:s/>при увеличенных значениях <draw:frame draw:style-name="fr2" draw:name="Объект54" text:anchor-type="as-char" svg:width="1.198cm" svg:height="0.508cm" draw:z-index="55"><draw:object xlink:href="./Object 55" xlink:type="simple" xlink:show="embed" xlink:actuate="onLoad"/><draw:image xlink:href="./ObjectReplacements/Object 55" xlink:type="simple" xlink:show="embed" xlink:actuate="onLoad"/><svg:desc>формула</svg:desc></draw:frame>(например, в 3 раза). Сравнить с п.2.</text:p>
      <text:p text:style-name="P25"><text:span text:style-name="T17">Справка</text:span>. При увеличении теплосъема и неизменном потоке <text:span text:style-name="T9"><draw:frame draw:style-name="fr2" draw:name="Объект55" text:anchor-type="as-char" svg:width="0.697cm" svg:height="0.563cm" draw:z-index="56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/>уровень температур <draw:frame draw:style-name="fr2" draw:name="Объект56" text:anchor-type="as-char" svg:width="1.134cm" svg:height="0.508cm" draw:z-index="57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должен снижаться, а градиент <text:s/>увеличиваться.</text:p>
      <text:p text:style-name="P43">5. <text:s/>График зависимости <draw:frame draw:style-name="fr2" draw:name="Объект57" text:anchor-type="as-char" svg:width="1.134cm" svg:height="0.508cm" draw:z-index="58"><draw:object xlink:href="./Object 58" xlink:type="simple" xlink:show="embed" xlink:actuate="onLoad"/><draw:image xlink:href="./ObjectReplacements/Object 58" xlink:type="simple" xlink:show="embed" xlink:actuate="onLoad"/><svg:desc>формула</svg:desc></draw:frame><text:s/>при <text:span text:style-name="T9"><draw:frame draw:style-name="fr2" draw:name="Объект58" text:anchor-type="as-char" svg:width="1.051cm" svg:height="0.563cm" draw:z-index="5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0. </text:p>
      <text:p text:style-name="P41"><text:s/><text:span text:style-name="T17">Справка</text:span>. В данных условиях тепловое нагружение отсутствует, причин для нагрева нет, температура стержня должна быть равна температуре окружающей среды <text:span text:style-name="T9"><draw:frame draw:style-name="fr2" draw:name="Объект12" text:anchor-type="as-char" svg:width="0.674cm" svg:height="0.563cm" draw:z-index="4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/>(разумеется с некоторой погрешностью, определяемой приближенным характером вычислений). </text:p>
      <text:h text:style-name="Heading_20_1" text:outline-level="1">Вопросы при защите лабораторной работы</text:h>
      <text:p text:style-name="P2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8:25:25.267707939</meta:creation-date>
    <dc:date>2020-05-04T00:08:43.946327531</dc:date>
    <meta:editing-duration>PT26M43S</meta:editing-duration>
    <meta:editing-cycles>5</meta:editing-cycles>
    <meta:generator>LibreOffice/6.0.7.3$Linux_X86_64 LibreOffice_project/00m0$Build-3</meta:generator>
    <meta:document-statistic meta:table-count="3" meta:image-count="1" meta:object-count="70" meta:page-count="9" meta:paragraph-count="210" meta:word-count="893" meta:character-count="6582" meta:non-whitespace-character-count="5281"/>
  </office:meta>
</office:document-meta>
</file>

<file path=Object 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10/content.xml><?xml version="1.0" encoding="utf-8"?>
<math xmlns="http://www.w3.org/1998/Math/MathML" display="block">
  <semantics>
    <mrow>
      <mstyle mathsize="12pt">
        <mrow>
          <mi>k</mi>
          <mo stretchy="false">(</mo>
          <mi>x</mi>
          <mo stretchy="false">)</mo>
          <mi>,</mi>
          <mspace width="0.5em"/>
          <mi>α</mi>
          <mo stretchy="false">(</mo>
          <mi>x</mi>
          <mo stretchy="false">)</mo>
          <mspace width="0.5em"/>
        </mrow>
      </mstyle>
      <mrow/>
    </mrow>
    <annotation encoding="StarMath 5.0"> size 12{k \( x \) ,`α \( x \) `} {}</annotation>
  </semantics>
</math>
</file>

<file path=Object 1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12/content.xml><?xml version="1.0" encoding="utf-8"?>
<math xmlns="http://www.w3.org/1998/Math/MathML" display="block">
  <semantics>
    <mrow>
      <mstyle mathsize="12pt">
        <mrow>
          <mfrac>
            <mi>d</mi>
            <mstyle mathvariant="italic">
              <mtext>dx</mtext>
            </mstyle>
          </mfrac>
          <mrow>
            <mo fence="true" stretchy="true">(</mo>
            <mrow>
              <mrow>
                <mi>k</mi>
                <mo stretchy="false">(</mo>
                <mi>x</mi>
                <mo stretchy="false">)</mo>
                <mspace width="0.5em"/>
                <mfrac>
                  <mstyle mathvariant="italic">
                    <mtext>dT</mtext>
                  </mstyle>
                  <mstyle mathvariant="italic">
                    <mtext>dx</mtext>
                  </mstyle>
                </mfrac>
              </mrow>
            </mrow>
            <mo fence="true" stretchy="true">)</mo>
          </mrow>
          <mrow>
            <mspace width="0.5em"/>
            <mo stretchy="false">−</mo>
            <mspace width="0.5em"/>
          </mrow>
          <mfrac>
            <mn>2</mn>
            <mi>R</mi>
          </mfrac>
          <mspace width="0.5em"/>
          <mi>α</mi>
          <mo stretchy="false">(</mo>
          <mi>x</mi>
          <mo stretchy="false">)</mo>
          <mspace width="0.5em"/>
          <mrow>
            <mi>T</mi>
            <mo stretchy="false">+</mo>
            <mspace width="0.5em"/>
          </mrow>
          <mfrac>
            <mrow>
              <mn>2</mn>
              <msub>
                <mi>T</mi>
                <mstyle mathsize="8pt">
                  <mn>0</mn>
                </mstyle>
              </msub>
            </mrow>
            <mi>R</mi>
          </mfrac>
          <mspace width="0.5em"/>
          <mi>α</mi>
          <mo stretchy="false">(</mo>
          <mi>x</mi>
          <mrow>
            <mo stretchy="false">)</mo>
            <mo stretchy="false">=</mo>
            <mn>0</mn>
          </mrow>
        </mrow>
      </mstyle>
      <mrow/>
    </mrow>
    <annotation encoding="StarMath 5.0"> size 12{ {  {d}  over  { ital "dx"} }  left (k \( x \) ` {  { ital "dT"}  over  { ital "dx"} }  right )` - ` {  {2}  over  {R} } `α \( x \) `T+` {  {2T rSub { size 8{0} } }  over  {R} } `α \( x \) =0} {}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 stretchy="false">−</mo>
          <mi>b</mi>
        </mrow>
      </mrow>
      <msub>
        <mi>k</mi>
        <mn>0</mn>
      </msub>
    </mrow>
    <annotation encoding="StarMath 5.0">a = - b k_0</annotation>
  </semantics>
</math>
</file>

<file path=Object 14/content.xml><?xml version="1.0" encoding="utf-8"?>
<math xmlns="http://www.w3.org/1998/Math/MathML" display="block">
  <semantics>
    <mrow>
      <mstyle mathsize="12pt">
        <mrow>
          <mi>k</mi>
          <mo stretchy="false">(</mo>
          <mi>x</mi>
          <mo stretchy="false">)</mo>
          <mi>,</mi>
          <mspace width="0.5em"/>
          <mi>α</mi>
          <mo stretchy="false">(</mo>
          <mi>x</mi>
          <mo stretchy="false">)</mo>
          <mspace width="0.5em"/>
        </mrow>
      </mstyle>
      <mrow/>
    </mrow>
    <annotation encoding="StarMath 5.0"> size 12{k \( x \) ,`α \( x \) `} {}</annotation>
  </semantics>
</math>
</file>

<file path=Object 15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k</mi>
                  <mo stretchy="false">(</mo>
                  <mi>x</mi>
                  <mrow>
                    <mo stretchy="false">)</mo>
                    <mo stretchy="false">=</mo>
                    <mfrac>
                      <mi>a</mi>
                      <mrow>
                        <mi>x</mi>
                        <mo stretchy="false">−</mo>
                        <mi>b</mi>
                      </mrow>
                    </mfrac>
                  </mrow>
                  <mi>,</mi>
                </mrow>
              </mstyle>
              <mrow/>
            </mrow>
          </mtd>
        </mtr>
        <mtr>
          <mtd>
            <mrow>
              <mstyle mathsize="12pt">
                <mrow>
                  <mi>α</mi>
                  <mo stretchy="false">(</mo>
                  <mi>x</mi>
                  <mo stretchy="false">)</mo>
                  <mrow>
                    <mspace width="0.5em"/>
                    <mo stretchy="false">=</mo>
                    <mfrac>
                      <mi>c</mi>
                      <mrow>
                        <mi>x</mi>
                        <mo stretchy="false">−</mo>
                        <mi>d</mi>
                      </mrow>
                    </mfrac>
                  </mrow>
                </mrow>
              </mstyle>
              <mrow/>
            </mrow>
          </mtd>
        </mtr>
      </mtable>
      <mrow/>
    </mrow>
    <annotation encoding="StarMath 5.0">alignl { stack {
 size 12{k \( x \) = {  {a}  over  {x - b} } ,}  {} # 
 size 12{α \( x \) `= {  {c}  over  {x - d} } }  {} 
} } {}</annotation>
  </semantics>
</math>
</file>

<file path=Object 16/content.xml><?xml version="1.0" encoding="utf-8"?>
<math xmlns="http://www.w3.org/1998/Math/MathML" display="block">
  <semantics>
    <mrow>
      <mstyle mathsize="12pt">
        <mrow>
          <mi>a</mi>
          <mi>,</mi>
          <mspace width="0.5em"/>
          <mi>b</mi>
        </mrow>
      </mstyle>
      <mrow/>
    </mrow>
    <annotation encoding="StarMath 5.0"> size 12{a,`b} {}</annotation>
  </semantics>
</math>
</file>

<file path=Object 17/content.xml><?xml version="1.0" encoding="utf-8"?>
<math xmlns="http://www.w3.org/1998/Math/MathML" display="block">
  <semantics>
    <mrow>
      <mstyle mathsize="12pt">
        <mrow>
          <mi>k</mi>
          <mo stretchy="false">(</mo>
          <mn>0</mn>
          <mrow>
            <mo stretchy="false">)</mo>
            <mo stretchy="false">=</mo>
            <msub>
              <mi>k</mi>
              <mstyle mathsize="8pt">
                <mn>0</mn>
              </mstyle>
            </msub>
          </mrow>
          <mi>,</mi>
          <mspace width="1em"/>
          <mi>k</mi>
          <mo stretchy="false">(</mo>
          <mi>l</mi>
          <mrow>
            <mo stretchy="false">)</mo>
            <mo stretchy="false">=</mo>
            <mspace width="0.5em"/>
          </mrow>
          <msub>
            <mi>k</mi>
            <mstyle mathsize="8pt">
              <mi>N</mi>
            </mstyle>
          </msub>
        </mrow>
      </mstyle>
      <mrow/>
    </mrow>
    <annotation encoding="StarMath 5.0"> size 12{k \( 0 \) =k rSub { size 8{0} } ,``k \( l \) =`k rSub { size 8{N} } } {}</annotation>
  </semantics>
</math>
</file>

<file path=Object 18/content.xml><?xml version="1.0" encoding="utf-8"?>
<math xmlns="http://www.w3.org/1998/Math/MathML" display="block">
  <semantics>
    <mrow>
      <mstyle mathsize="12pt">
        <mrow>
          <mi>c</mi>
          <mi>,</mi>
          <mspace width="0.5em"/>
          <mi>d</mi>
        </mrow>
      </mstyle>
      <mrow/>
    </mrow>
    <annotation encoding="StarMath 5.0"> size 12{c,`d} {}</annotation>
  </semantics>
</math>
</file>

<file path=Object 19/content.xml><?xml version="1.0" encoding="utf-8"?>
<math xmlns="http://www.w3.org/1998/Math/MathML" display="block">
  <semantics>
    <mrow>
      <mstyle mathsize="12pt">
        <mrow>
          <mi>α</mi>
          <mo stretchy="false">(</mo>
          <mn>0</mn>
          <mrow>
            <mo stretchy="false">)</mo>
            <mo stretchy="false">=</mo>
            <msub>
              <mi>α</mi>
              <mstyle mathsize="8pt">
                <mn>0</mn>
              </mstyle>
            </msub>
          </mrow>
          <mi>,</mi>
          <mspace width="1em"/>
          <mi>α</mi>
          <mo stretchy="false">(</mo>
          <mi>l</mi>
          <mrow>
            <mo stretchy="false">)</mo>
            <mo stretchy="false">=</mo>
            <mspace width="0.5em"/>
          </mrow>
          <msub>
            <mi>α</mi>
            <mstyle mathsize="8pt">
              <mi>N</mi>
            </mstyle>
          </msub>
        </mrow>
      </mstyle>
      <mrow/>
    </mrow>
    <annotation encoding="StarMath 5.0"> size 12{α \( 0 \) =α rSub { size 8{0} } ,``α \( l \) =`α rSub { size 8{N} } } {}</annotation>
  </semantics>
</math>
</file>

<file path=Object 2/content.xml><?xml version="1.0" encoding="utf-8"?>
<math xmlns="http://www.w3.org/1998/Math/MathML" display="block">
  <semantics>
    <mrow>
      <mstyle mathsize="12pt">
        <mi>R</mi>
      </mstyle>
      <mrow/>
    </mrow>
    <annotation encoding="StarMath 5.0"> size 12{R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n>0</mn>
            </mstyle>
          </msub>
          <mi>,</mi>
          <mspace width="1.5em"/>
          <msub>
            <mi>k</mi>
            <mstyle mathsize="8pt">
              <mi>N</mi>
            </mstyle>
          </msub>
          <mi>,</mi>
          <mspace width="0.5em"/>
          <msub>
            <mi>α</mi>
            <mstyle mathsize="8pt">
              <mn>0</mn>
            </mstyle>
          </msub>
          <mi>,</mi>
          <mspace width="0.5em"/>
          <msub>
            <mi>α</mi>
            <mstyle mathsize="8pt">
              <mi>N</mi>
            </mstyle>
          </msub>
        </mrow>
      </mstyle>
      <mrow/>
    </mrow>
    <annotation encoding="StarMath 5.0"> size 12{k rSub { size 8{0} } ,```k rSub { size 8{N} } ,`α rSub { size 8{0} } ,`α rSub { size 8{N} } } {}</annotation>
  </semantics>
</math>
</file>

<file path=Object 21/content.xml><?xml version="1.0" encoding="utf-8"?>
<math xmlns="http://www.w3.org/1998/Math/MathML" display="block">
  <semantics>
    <mrow>
      <mstyle mathsize="12pt">
        <mrow>
          <mi>x</mi>
          <mo stretchy="false">=</mo>
          <mn>0</mn>
        </mrow>
      </mstyle>
      <mrow/>
    </mrow>
    <annotation encoding="StarMath 5.0"> size 12{x=0} {}</annotation>
  </semantics>
</math>
</file>

<file path=Object 22/content.xml><?xml version="1.0" encoding="utf-8"?>
<math xmlns="http://www.w3.org/1998/Math/MathML" display="block">
  <semantics>
    <mrow>
      <mstyle mathsize="12pt">
        <msub>
          <mi>T</mi>
          <mstyle mathsize="8pt">
            <mn>0</mn>
          </mstyle>
        </msub>
      </mstyle>
      <mrow/>
    </mrow>
    <annotation encoding="StarMath 5.0"> size 12{T rSub { size 8{0} } } {}</annotation>
  </semantics>
</math>
</file>

<file path=Object 23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24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N</mi>
            </mstyle>
          </msub>
          <mrow>
            <mspace width="0.5em"/>
            <mo stretchy="false">=</mo>
            <mspace width="0.5em"/>
          </mrow>
          <msub>
            <mi>α</mi>
            <mstyle mathsize="8pt">
              <mi>N</mi>
            </mstyle>
          </msub>
          <mspace width="0.5em"/>
          <mo stretchy="false">(</mo>
          <msub>
            <mi>y</mi>
            <mstyle mathsize="8pt">
              <mi>N</mi>
            </mstyle>
          </msub>
          <mrow>
            <mspace width="0.5em"/>
            <mo stretchy="false">−</mo>
            <msub>
              <mi>T</mi>
              <mstyle mathsize="8pt">
                <mn>0</mn>
              </mstyle>
            </msub>
          </mrow>
          <mo stretchy="false">)</mo>
        </mrow>
      </mstyle>
      <mrow/>
    </mrow>
    <annotation encoding="StarMath 5.0"> size 12{F rSub { size 8{N} } `=`α rSub { size 8{N} } ` \( y rSub { size 8{N} } ` - T rSub { size 8{0} }  \) 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tyle>
            </msub>
            <mo stretchy="false">=</mo>
            <msub>
              <mi>χ</mi>
              <mstyle mathsize="8pt"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tyle>
            </msub>
          </mrow>
          <mspace width="0.5em"/>
          <mfrac>
            <mrow>
              <mrow>
                <msub>
                  <mi>y</mi>
                  <mstyle mathsize="8pt">
                    <mrow>
                      <mi>N</mi>
                      <mo stretchy="false">−</mo>
                      <mn>1</mn>
                    </mrow>
                  </mstyle>
                </msub>
                <mo stretchy="false">−</mo>
                <mspace width="0.5em"/>
              </mrow>
              <msub>
                <mi>y</mi>
                <mstyle mathsize="8pt">
                  <mi>N</mi>
                </mstyle>
              </msub>
            </mrow>
            <mi>h</mi>
          </mfrac>
        </mrow>
      </mstyle>
      <mrow/>
    </mrow>
    <annotation encoding="StarMath 5.0"> size 12{F rSub { size 8{N - 1/2} } =χ rSub { size 8{N - 1/2} } ` {  {y rSub { size 8{N - 1} }  - `y rSub { size 8{N} } }  over  {h} }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n>0</mn>
            </mstyle>
          </msub>
          <mo stretchy="false">=</mo>
          <mrow/>
        </mrow>
      </mstyle>
      <mrow/>
    </mrow>
    <annotation encoding="StarMath 5.0"> size 12{k rSub { size 8{0} } ={}} {}</annotation>
  </semantics>
</math>
</file>

<file path=Object 27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i>N</mi>
            </mstyle>
          </msub>
          <mo stretchy="false">=</mo>
          <mrow/>
        </mrow>
      </mstyle>
      <mrow/>
    </mrow>
    <annotation encoding="StarMath 5.0"> size 12{k rSub { size 8{N} } ={}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α</mi>
            <mstyle mathsize="8pt">
              <mn>0</mn>
            </mstyle>
          </msub>
          <mo stretchy="false">=</mo>
          <mrow/>
        </mrow>
      </mstyle>
      <mrow/>
    </mrow>
    <annotation encoding="StarMath 5.0"> size 12{α rSub { size 8{0} } ={}} {}</annotation>
  </semantics>
</math>
</file>

<file path=Object 29/content.xml><?xml version="1.0" encoding="utf-8"?>
<math xmlns="http://www.w3.org/1998/Math/MathML" display="block">
  <semantics>
    <mrow>
      <mstyle mathsize="12pt">
        <mrow>
          <msub>
            <mi>α</mi>
            <mstyle mathsize="8pt">
              <mi>N</mi>
            </mstyle>
          </msub>
          <mo stretchy="false">=</mo>
          <mrow/>
        </mrow>
      </mstyle>
      <mrow/>
    </mrow>
    <annotation encoding="StarMath 5.0"> size 12{α rSub { size 8{N} } ={}} {}</annotation>
  </semantics>
</math>
</file>

<file path=Object 3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

<file path=Object 30/content.xml><?xml version="1.0" encoding="utf-8"?>
<math xmlns="http://www.w3.org/1998/Math/MathML" display="block">
  <semantics>
    <mrow>
      <mstyle mathsize="12pt">
        <mrow>
          <mi>l</mi>
          <mo stretchy="false">=</mo>
          <mrow/>
        </mrow>
      </mstyle>
      <mrow/>
    </mrow>
    <annotation encoding="StarMath 5.0"> size 12{l={}} {}</annotation>
  </semantics>
</math>
</file>

<file path=Object 31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n>0</mn>
            </mstyle>
          </msub>
          <mo stretchy="false">=</mo>
          <mrow/>
        </mrow>
      </mstyle>
      <mrow/>
    </mrow>
    <annotation encoding="StarMath 5.0"> size 12{T rSub { size 8{0} } ={}} {}</annotation>
  </semantics>
</math>
</file>

<file path=Object 32/content.xml><?xml version="1.0" encoding="utf-8"?>
<math xmlns="http://www.w3.org/1998/Math/MathML" display="block">
  <semantics>
    <mrow>
      <mstyle mathsize="12pt">
        <mrow>
          <mi>R</mi>
          <mo stretchy="false">=</mo>
          <mrow/>
        </mrow>
      </mstyle>
      <mrow/>
    </mrow>
    <annotation encoding="StarMath 5.0"> size 12{R={}} {}</annotation>
  </semantics>
</math>
</file>

<file path=Object 33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0</mn>
            </mstyle>
          </msub>
          <mo stretchy="false">=</mo>
          <mrow/>
        </mrow>
      </mstyle>
      <mrow/>
    </mrow>
    <annotation encoding="StarMath 5.0"> size 12{F rSub { size 8{0} } ={}} {}</annotation>
  </semantics>
</math>
</file>

<file path=Object 3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n>0</mn>
                </mrow>
                <mi>,</mi>
                <mrow>
                  <mspace width="2em"/>
                  <mo stretchy="false">−</mo>
                  <mi>k</mi>
                </mrow>
                <mo stretchy="false">(</mo>
                <mn>0</mn>
                <mo stretchy="false">)</mo>
                <mfrac>
                  <mstyle mathvariant="italic">
                    <mtext>dT</mtext>
                  </mstyle>
                  <mstyle mathvariant="italic">
                    <mtext>dx</mtext>
                  </mstyle>
                </mfrac>
                <mrow>
                  <mspace width="0.5em"/>
                  <mo stretchy="false">=</mo>
                  <mspace width="0.5em"/>
                </mrow>
                <msub>
                  <mi>F</mi>
                  <mstyle mathsize="8pt">
                    <mn>0</mn>
                  </mstyle>
                </msub>
              </mrow>
            </mtd>
          </mtr>
          <mtr>
            <mtd>
              <mrow>
                <mrow>
                  <mi>x</mi>
                  <mo stretchy="false">=</mo>
                  <mi>l</mi>
                </mrow>
                <mi>,</mi>
                <mrow>
                  <mspace width="3em"/>
                  <mo stretchy="false">−</mo>
                  <mi>k</mi>
                </mrow>
                <mo stretchy="false">(</mo>
                <mi>l</mi>
                <mo stretchy="false">)</mo>
                <mfrac>
                  <mstyle mathvariant="italic">
                    <mtext>dT</mtext>
                  </mstyle>
                  <mstyle mathvariant="italic">
                    <mtext>dx</mtext>
                  </mstyle>
                </mfrac>
                <mrow>
                  <mspace width="0.5em"/>
                  <mo stretchy="false">=</mo>
                  <mspace width="0.5em"/>
                </mrow>
                <msub>
                  <mi>α</mi>
                  <mstyle mathsize="8pt">
                    <mi>N</mi>
                  </mstyle>
                </msub>
                <mspace width="0.5em"/>
                <mo stretchy="false">(</mo>
                <mi>T</mi>
                <mo stretchy="false">(</mo>
                <mi>l</mi>
                <mrow>
                  <mo stretchy="false">)</mo>
                  <mo stretchy="false">−</mo>
                  <msub>
                    <mi>T</mi>
                    <mn>0</mn>
                  </msub>
                </mrow>
                <mo stretchy="false">)</mo>
              </mrow>
            </mtd>
          </mtr>
        </mtable>
      </mrow>
      <mo fence="true" stretchy="true">}</mo>
    </mrow>
    <annotation encoding="StarMath 5.0">left lbrace binom  {x=0,```` - k \( 0 \)  {  { ital "dT"}  over  { ital "dx"} } `=`F rSub { size 8{0} }} { x=l,`````` - k \( l \)  {  { ital "dT"}  over  { ital "dx"} } `=`α rSub { size 8{N} } ` \( T \( l \) - T_0\)} right rbrace </annotation>
  </semantics>
</math>
</file>

<file path=Object 35/content.xml><?xml version="1.0" encoding="utf-8"?>
<math xmlns="http://www.w3.org/1998/Math/MathML" display="block">
  <semantics>
    <mrow>
      <mi>b</mi>
      <mo stretchy="false">=</mo>
      <mfrac>
        <mrow>
          <msub>
            <mi>k</mi>
            <mi>N</mi>
          </msub>
          <mi>l</mi>
        </mrow>
        <mrow>
          <mo fence="true" stretchy="false">(</mo>
          <mrow>
            <mrow>
              <msub>
                <mi>k</mi>
                <mi>N</mi>
              </msub>
              <mo stretchy="false">−</mo>
              <msub>
                <mi>k</mi>
                <mn>0</mn>
              </msub>
            </mrow>
          </mrow>
          <mo fence="true" stretchy="false">)</mo>
        </mrow>
      </mfrac>
    </mrow>
    <annotation encoding="StarMath 5.0">b = {k_N  l  } over { (k_N - k_0) }</annotation>
  </semantics>
</math>
</file>

<file path=Object 36/content.xml><?xml version="1.0" encoding="utf-8"?>
<math xmlns="http://www.w3.org/1998/Math/MathML" display="block">
  <semantics>
    <mrow>
      <mrow>
        <mi>c</mi>
        <mo stretchy="false">=</mo>
        <mrow>
          <mo stretchy="false">−</mo>
          <msub>
            <mi>α</mi>
            <mn>0</mn>
          </msub>
        </mrow>
      </mrow>
      <mi>d</mi>
    </mrow>
    <annotation encoding="StarMath 5.0">c = - %alpha_0 d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row>
          <msub>
            <mi>α</mi>
            <mi>N</mi>
          </msub>
          <mi>l</mi>
        </mrow>
        <mrow>
          <mo fence="true" stretchy="false">(</mo>
          <mrow>
            <mrow>
              <msub>
                <mi>α</mi>
                <mi>N</mi>
              </msub>
              <mo stretchy="false">−</mo>
              <msub>
                <mi>α</mi>
                <mn>0</mn>
              </msub>
            </mrow>
          </mrow>
          <mo fence="true" stretchy="false">)</mo>
        </mrow>
      </mfrac>
    </mrow>
    <annotation encoding="StarMath 5.0">d = { %alpha_N l } over { (%alpha_N - %alpha_0) }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row>
        <msub>
          <mi>y</mi>
          <mrow>
            <mi>n</mi>
            <mo stretchy="false">+</mo>
            <mn>1</mn>
          </mrow>
        </msub>
        <mo stretchy="false">−</mo>
        <msub>
          <mi>B</mi>
          <mi>n</mi>
        </msub>
      </mrow>
      <mrow>
        <msub>
          <mi>y</mi>
          <mi>n</mi>
        </msub>
        <mo stretchy="false">+</mo>
        <msub>
          <mi>C</mi>
          <mi>n</mi>
        </msub>
      </mrow>
      <mrow>
        <msub>
          <mi>y</mi>
          <mrow>
            <mi>n</mi>
            <mo stretchy="false">−</mo>
            <mn>1</mn>
          </mrow>
        </msub>
        <mo stretchy="false">=</mo>
        <mrow>
          <mo stretchy="false">−</mo>
          <msub>
            <mi>D</mi>
            <mi>n</mi>
          </msub>
        </mrow>
      </mrow>
      <mi>,</mi>
      <mrow>
        <mn>1</mn>
        <mo stretchy="false">≤</mo>
        <mi>n</mi>
        <mo stretchy="false">≤</mo>
        <mrow>
          <mi>N</mi>
          <mo stretchy="false">−</mo>
          <mn>1</mn>
        </mrow>
      </mrow>
    </mrow>
    <annotation encoding="StarMath 5.0">A_n y_{ n+1 } - B_n y_n + C_n y_{ n-1  } = - D_n , 1 &lt;=n &lt;= N-1 </annotation>
  </semantics>
</math>
</file>

<file path=Object 39/content.xml><?xml version="1.0" encoding="utf-8"?>
<math xmlns="http://www.w3.org/1998/Math/MathML" display="block">
  <semantics>
    <mrow>
      <msub>
        <mi>A</mi>
        <mi>n</mi>
      </msub>
      <mo stretchy="false">=</mo>
      <mfrac>
        <msub>
          <mi>χ</mi>
          <mrow>
            <mi>n</mi>
            <mo stretchy="false">+</mo>
            <mrow>
              <mn>1</mn>
              <mo stretchy="false">/</mo>
              <mn>2</mn>
            </mrow>
          </mrow>
        </msub>
        <mi>h</mi>
      </mfrac>
    </mrow>
    <annotation encoding="StarMath 5.0">A_n =  %chi_{ n + 1/2 } over h </annotation>
  </semantics>
</math>
</file>

<file path=Object 4/content.xml><?xml version="1.0" encoding="utf-8"?>
<math xmlns="http://www.w3.org/1998/Math/MathML" display="block">
  <semantics>
    <mrow>
      <mstyle mathsize="12pt">
        <mrow>
          <mi>R</mi>
          <mtext>&lt;&lt;</mtext>
          <mspace width="0.5em"/>
          <mi>l</mi>
        </mrow>
      </mstyle>
      <mrow/>
    </mrow>
    <annotation encoding="StarMath 5.0"> size 12{R"&lt;&lt;"`l} {}</annotation>
  </semantics>
</math>
</file>

<file path=Object 40/content.xml><?xml version="1.0" encoding="utf-8"?>
<math xmlns="http://www.w3.org/1998/Math/MathML" display="block">
  <semantics>
    <mrow>
      <msub>
        <mi>C</mi>
        <mi>n</mi>
      </msub>
      <mo stretchy="false">=</mo>
      <mfrac>
        <msub>
          <mi>χ</mi>
          <mrow>
            <mi>n</mi>
            <mo stretchy="false">−</mo>
            <mrow>
              <mn>1</mn>
              <mo stretchy="false">/</mo>
              <mn>2</mn>
            </mrow>
          </mrow>
        </msub>
        <mi>h</mi>
      </mfrac>
    </mrow>
    <annotation encoding="StarMath 5.0">C_n =  %chi_{ n - 1/2 } over h </annotation>
  </semantics>
</math>
</file>

<file path=Object 41/content.xml><?xml version="1.0" encoding="utf-8"?>
<math xmlns="http://www.w3.org/1998/Math/MathML" display="block">
  <semantics>
    <mrow>
      <mrow>
        <msub>
          <mi>B</mi>
          <mi>n</mi>
        </msub>
        <mo stretchy="false">=</mo>
        <mrow>
          <msub>
            <mi>A</mi>
            <mi>n</mi>
          </msub>
          <mo stretchy="false">+</mo>
          <msub>
            <mi>C</mi>
            <mi>n</mi>
          </msub>
          <mo stretchy="false">+</mo>
          <msub>
            <mi>p</mi>
            <mi>n</mi>
          </msub>
        </mrow>
      </mrow>
      <mi>h</mi>
    </mrow>
    <annotation encoding="StarMath 5.0">B_n = A_n + C_n + p_n h</annotation>
  </semantics>
</math>
</file>

<file path=Object 42/content.xml><?xml version="1.0" encoding="utf-8"?>
<math xmlns="http://www.w3.org/1998/Math/MathML" display="block">
  <semantics>
    <mrow>
      <mrow>
        <msub>
          <mi>D</mi>
          <mi>n</mi>
        </msub>
        <mo stretchy="false">=</mo>
        <msub>
          <mi>f</mi>
          <mi>n</mi>
        </msub>
      </mrow>
      <mi>h</mi>
    </mrow>
    <annotation encoding="StarMath 5.0">D_n = f_n h</annotation>
  </semantics>
</math>
</file>

<file path=Object 43/content.xml><?xml version="1.0" encoding="utf-8"?>
<math xmlns="http://www.w3.org/1998/Math/MathML" display="block">
  <semantics>
    <msub>
      <mi>χ</mi>
      <mrow>
        <mi>n</mi>
        <mo stretchy="false">±</mo>
        <mrow>
          <mn>1</mn>
          <mo stretchy="false">/</mo>
          <mn>2</mn>
        </mrow>
      </mrow>
    </msub>
    <annotation encoding="StarMath 5.0">%chi_{ n +- 1/2 }</annotation>
  </semantics>
</math>
</file>

<file path=Object 44/content.xml><?xml version="1.0" encoding="utf-8"?>
<math xmlns="http://www.w3.org/1998/Math/MathML" display="block">
  <semantics>
    <mrow>
      <msub>
        <mi>χ</mi>
        <mrow>
          <mi>n</mi>
          <mo stretchy="false">±</mo>
          <mrow>
            <mn>1</mn>
            <mo stretchy="false">/</mo>
            <mn>2</mn>
          </mrow>
        </mrow>
      </msub>
      <mo stretchy="false">=</mo>
      <mfrac>
        <mrow>
          <mn>2</mn>
          <msub>
            <mi>k</mi>
            <mi>n</mi>
          </msub>
          <msub>
            <mi>k</mi>
            <mrow>
              <mi>n</mi>
              <mo stretchy="false">±</mo>
              <mn>1</mn>
            </mrow>
          </msub>
        </mrow>
        <mrow>
          <msub>
            <mi>k</mi>
            <mi>n</mi>
          </msub>
          <mo stretchy="false">+</mo>
          <msub>
            <mi>k</mi>
            <mrow>
              <mi>n</mi>
              <mo stretchy="false">+</mo>
              <mn>1</mn>
            </mrow>
          </msub>
        </mrow>
      </mfrac>
    </mrow>
    <annotation encoding="StarMath 5.0">%chi_{ n +- 1/2 } = {2k_n k_{n+-1}  } over { k_n+k_{n+1} }</annotation>
  </semantics>
</math>
</file>

<file path=Object 45/content.xml><?xml version="1.0" encoding="utf-8"?>
<math xmlns="http://www.w3.org/1998/Math/MathML" display="block">
  <semantics>
    <mrow>
      <msub>
        <mi>X</mi>
        <mrow>
          <mi>n</mi>
          <mi>±</mi>
          <mfrac>
            <mn>1</mn>
            <mn>2</mn>
          </mfrac>
        </mrow>
      </msub>
      <mo stretchy="false">=</mo>
      <mfrac>
        <mrow>
          <msub>
            <mi>k</mi>
            <mi>n</mi>
          </msub>
          <mo stretchy="false">+</mo>
          <msub>
            <mi>k</mi>
            <mrow>
              <mi>n</mi>
              <mi>±</mi>
              <mn>1</mn>
            </mrow>
          </msub>
        </mrow>
        <mn>2</mn>
      </mfrac>
    </mrow>
    <annotation encoding="StarMath 5.0">{X} rsub {n± {1} over {2}} = {{k} rsub {n} + {k} rsub {n±1}} over {2}</annotation>
  </semantics>
</math>
</file>

<file path=Object 46/content.xml><?xml version="1.0" encoding="utf-8"?>
<math xmlns="http://www.w3.org/1998/Math/MathML" display="block">
  <semantics>
    <mrow>
      <msub>
        <mi>f</mi>
        <mfrac>
          <mn>1</mn>
          <mn>2</mn>
        </mfrac>
      </msub>
      <mo stretchy="false">=</mo>
      <mfrac>
        <mrow>
          <msub>
            <mi>f</mi>
            <mn>0</mn>
          </msub>
          <mo stretchy="false">+</mo>
          <msub>
            <mi>f</mi>
            <mn>1</mn>
          </msub>
        </mrow>
        <mn>2</mn>
      </mfrac>
    </mrow>
    <annotation encoding="StarMath 5.0">{f} rsub {{1} over {2}} = {{f} rsub {0} + {f} rsub {1}} over {2}</annotation>
  </semantics>
</math>
</file>

<file path=Object 47/content.xml><?xml version="1.0" encoding="utf-8"?>
<math xmlns="http://www.w3.org/1998/Math/MathML" display="block">
  <semantics>
    <mrow>
      <mrow>
        <msub>
          <mi>y</mi>
          <mn>0</mn>
        </msub>
        <mo stretchy="false">=</mo>
        <mfrac>
          <mrow>
            <mrow>
              <msub>
                <mi>X</mi>
                <mfrac>
                  <mn>1</mn>
                  <mn>2</mn>
                </mfrac>
              </msub>
              <mo stretchy="false">−</mo>
              <mfrac>
                <msup>
                  <mi>h</mi>
                  <mn>2</mn>
                </msup>
                <mn>8</mn>
              </mfrac>
            </mrow>
            <msub>
              <mi>p</mi>
              <mfrac>
                <mn>1</mn>
                <mn>2</mn>
              </mfrac>
            </msub>
          </mrow>
          <mrow>
            <mrow>
              <msub>
                <mi>X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8</mn>
              </mfrac>
            </mrow>
            <mrow>
              <msub>
                <mi>p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4</mn>
              </mfrac>
            </mrow>
            <msub>
              <mi>p</mi>
              <mn>0</mn>
            </msub>
          </mrow>
        </mfrac>
      </mrow>
      <mi>y</mi>
      <mrow>
        <mn>1</mn>
        <mo stretchy="false">+</mo>
        <mfrac>
          <mrow>
            <mi>h</mi>
            <mrow>
              <msub>
                <mi>F</mi>
                <mn>0</mn>
              </msub>
              <mo stretchy="false">+</mo>
              <mfrac>
                <msup>
                  <mi>h</mi>
                  <mn>2</mn>
                </msup>
                <mn>4</mn>
              </mfrac>
            </mrow>
            <mrow>
              <mo fence="true" stretchy="false">(</mo>
              <mrow>
                <mrow>
                  <msub>
                    <mi>f</mi>
                    <mfrac>
                      <mn>1</mn>
                      <mn>2</mn>
                    </mfrac>
                  </msub>
                  <mo stretchy="false">+</mo>
                  <msub>
                    <mi>f</mi>
                    <mn>0</mn>
                  </msub>
                </mrow>
              </mrow>
              <mo fence="true" stretchy="false">)</mo>
            </mrow>
          </mrow>
          <mrow>
            <mrow>
              <msub>
                <mi>X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8</mn>
              </mfrac>
            </mrow>
            <mrow>
              <msub>
                <mi>p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4</mn>
              </mfrac>
            </mrow>
            <msub>
              <mi>p</mi>
              <mn>0</mn>
            </msub>
          </mrow>
        </mfrac>
      </mrow>
    </mrow>
    <annotation encoding="StarMath 5.0">y_0 = {{X} rsub {{1} over {2}} - {{h} ^ {2}} over {8} {p} rsub {{1} over {2}}} over {{{X} rsub {{1} over {2}} + {{h} ^ {2}} over {8} {p} rsub {{1} over {2}} + {{h} ^ {2}} over {4} {p} rsub {0} }} y1 +{h {F} rsub {0} + {{h} ^ {2}} over {4} ( {f} rsub {{1} over {2}} + {f} rsub {0} ) } over {{X} rsub {{1} over {2}} + {{h} ^ {2}} over {8} {p} rsub {{1} over {2}} + {{h} ^ {2}} over {4} {p} rsub {0} }</annotation>
  </semantics>
</math>
</file>

<file path=Object 48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49/content.xml><?xml version="1.0" encoding="utf-8"?>
<math xmlns="http://www.w3.org/1998/Math/MathML" display="block">
  <semantics>
    <mrow>
      <msub>
        <mi>p</mi>
        <mfrac>
          <mn>1</mn>
          <mn>2</mn>
        </mfrac>
      </msub>
      <mo stretchy="false">=</mo>
      <mfrac>
        <mrow>
          <msub>
            <mi>p</mi>
            <mn>0</mn>
          </msub>
          <mo stretchy="false">+</mo>
          <msub>
            <mi>p</mi>
            <mn>1</mn>
          </msub>
        </mrow>
        <mn>2</mn>
      </mfrac>
    </mrow>
    <annotation encoding="StarMath 5.0">{p} rsub {{1} over {2}} = {{p} rsub {0} + {p} rsub {1}} over {2}</annotation>
  </semantics>
</math>
</file>

<file path=Object 5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50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5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2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0</mn>
            </mstyle>
          </msub>
          <mo stretchy="false">=</mo>
          <mrow/>
        </mrow>
      </mstyle>
      <mrow/>
    </mrow>
    <annotation encoding="StarMath 5.0"> size 12{F rSub { size 8{0} } ={}} {}</annotation>
  </semantics>
</math>
</file>

<file path=Object 53/content.xml><?xml version="1.0" encoding="utf-8"?>
<math xmlns="http://www.w3.org/1998/Math/MathML" display="block">
  <semantics>
    <mrow>
      <mstyle mathsize="12pt">
        <mrow>
          <msup>
            <mi>T</mi>
            <mstyle mathsize="8pt">
              <mi>'</mi>
            </mstyle>
          </msup>
          <mo stretchy="false">(</mo>
          <mi>x</mi>
          <mo stretchy="false">)</mo>
        </mrow>
      </mstyle>
      <mrow/>
    </mrow>
    <annotation encoding="StarMath 5.0"> size 12{T rSup { size 8{'} }  \( x \) } {}</annotation>
  </semantics>
</math>
</file>

<file path=Object 54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5/content.xml><?xml version="1.0" encoding="utf-8"?>
<math xmlns="http://www.w3.org/1998/Math/MathML" display="block">
  <semantics>
    <mrow>
      <mstyle mathsize="12pt">
        <mrow>
          <mi>α</mi>
          <mo stretchy="false">(</mo>
          <mi>x</mi>
          <mo stretchy="false">)</mo>
          <mspace width="0.5em"/>
        </mrow>
      </mstyle>
      <mrow/>
    </mrow>
    <annotation encoding="StarMath 5.0"> size 12{α \( x \) `} {}</annotation>
  </semantics>
</math>
</file>

<file path=Object 56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

<file path=Object 57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8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9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0</mn>
            </mstyle>
          </msub>
          <mo stretchy="false">=</mo>
          <mrow/>
        </mrow>
      </mstyle>
      <mrow/>
    </mrow>
    <annotation encoding="StarMath 5.0"> size 12{F rSub { size 8{0} } ={}} {}</annotation>
  </semantics>
</math>
</file>

<file path=Object 6/content.xml><?xml version="1.0" encoding="utf-8"?>
<math xmlns="http://www.w3.org/1998/Math/MathML" display="block">
  <semantics>
    <mrow>
      <mstyle mathsize="12pt">
        <mrow>
          <mi>x</mi>
          <mo stretchy="false">=</mo>
          <mn>0</mn>
        </mrow>
      </mstyle>
      <mrow/>
    </mrow>
    <annotation encoding="StarMath 5.0"> size 12{x=0} {}</annotation>
  </semantics>
</math>
</file>

<file path=Object 60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n>2</mn>
            <msub>
              <mi>T</mi>
              <mn>0</mn>
            </msub>
          </mrow>
          <mi>R</mi>
        </mfrac>
      </mrow>
      <mi>α</mi>
      <mrow>
        <mo fence="true" stretchy="false">(</mo>
        <mrow>
          <mi>x</mi>
        </mrow>
        <mo fence="true" stretchy="false">)</mo>
      </mrow>
    </mrow>
    <annotation encoding="StarMath 5.0">f left (x right ) = {2 {T} rsub {0}} over {R} α(x)</annotation>
  </semantics>
</math>
</file>

<file path=Object 61/content.xml><?xml version="1.0" encoding="utf-8"?>
<math xmlns="http://www.w3.org/1998/Math/MathML" display="block">
  <semantics>
    <mrow>
      <mrow>
        <mi>F</mi>
        <mo stretchy="false">=</mo>
        <mrow>
          <mo stretchy="false">−</mo>
          <mi>k</mi>
        </mrow>
      </mrow>
      <mrow>
        <mo fence="true" stretchy="true">(</mo>
        <mrow>
          <mi>x</mi>
        </mrow>
        <mo fence="true" stretchy="true">)</mo>
      </mrow>
      <mfrac>
        <mi mathvariant="italic">dT</mi>
        <mi mathvariant="italic">dx</mi>
      </mfrac>
    </mrow>
    <annotation encoding="StarMath 5.0">F=-k left (x right ) {dT} over {dx}</annotation>
  </semantics>
</math>
</file>

<file path=Object 62/content.xml><?xml version="1.0" encoding="utf-8"?>
<math xmlns="http://www.w3.org/1998/Math/MathML" display="block">
  <semantics>
    <mrow>
      <mi>p</mi>
      <mrow>
        <mrow>
          <mo fence="true" stretchy="true">(</mo>
          <mrow>
            <mi>x</mi>
          </mrow>
          <mo fence="true" stretchy="true">)</mo>
        </mrow>
        <mo stretchy="false">=</mo>
        <mfrac>
          <mn>2</mn>
          <mi>R</mi>
        </mfrac>
      </mrow>
      <mi>α</mi>
      <mrow>
        <mo fence="true" stretchy="false">(</mo>
        <mrow>
          <mi>x</mi>
        </mrow>
        <mo fence="true" stretchy="false">)</mo>
      </mrow>
    </mrow>
    <annotation encoding="StarMath 5.0">p left (x right ) = {2} over {R} α(x)</annotation>
  </semantics>
</math>
</file>

<file path=Object 63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stretchy="false">(</mo>
          <mrow>
            <mrow>
              <mi>k</mi>
              <mrow>
                <mo fence="true" stretchy="false">(</mo>
                <mrow>
                  <mi>x</mi>
                </mrow>
                <mo fence="true" stretchy="false">)</mo>
              </mrow>
              <mfrac>
                <mi mathvariant="italic">dT</mi>
                <mi mathvariant="italic">dx</mi>
              </mfrac>
            </mrow>
          </mrow>
          <mo fence="true" stretchy="false">)</mo>
        </mrow>
        <mo stretchy="false">−</mo>
        <mi>p</mi>
      </mrow>
      <mrow>
        <mo fence="true" stretchy="false">(</mo>
        <mrow>
          <mi>x</mi>
        </mrow>
        <mo fence="true" stretchy="false">)</mo>
      </mrow>
      <mrow>
        <mi>T</mi>
        <mo stretchy="false">+</mo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d over dx (k(x) dT over dx )  - p( x) T + f(x) = 0 </annotation>
  </semantics>
</math>
</file>

<file path=Object 64/content.xml><?xml version="1.0" encoding="utf-8"?>
<math xmlns="http://www.w3.org/1998/Math/MathML" display="block">
  <semantics>
    <mrow>
      <mrow>
        <mrow>
          <mo stretchy="false">−</mo>
          <mrow>
            <munderover>
              <mo stretchy="false">∫</mo>
              <msub>
                <mi>X</mi>
                <mrow>
                  <mi>N</mi>
                  <mo stretchy="false">−</mo>
                  <mfrac>
                    <mn>1</mn>
                    <mn>2</mn>
                  </mfrac>
                </mrow>
              </msub>
              <msub>
                <mi>X</mi>
                <mi>N</mi>
              </msub>
            </munderover>
            <mrow>
              <mfrac>
                <mi mathvariant="italic">dF</mi>
                <mi mathvariant="italic">dx</mi>
              </mfrac>
              <mi mathvariant="italic">dx</mi>
            </mrow>
          </mrow>
        </mrow>
        <mo stretchy="false">−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row>
            <mi>p</mi>
            <mrow>
              <mo fence="true" stretchy="true">(</mo>
              <mrow>
                <mi>x</mi>
              </mrow>
              <mo fence="true" stretchy="true">)</mo>
            </mrow>
            <mi>u</mi>
            <mi mathvariant="italic">dx</mi>
          </mrow>
        </mrow>
        <mo stretchy="false">+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</mrow>
      <mo stretchy="false">=</mo>
      <mn>0</mn>
    </mrow>
    <annotation encoding="StarMath 5.0">- int from {{X} rsub {N- {1} over {2}}} to {{X} rsub {N}} {{dF} over {dx} dx} - int from {{X} rsub {N- {1} over {2}}} to {{X} rsub {N}} {p left (x right ) u dx} + int from {{X} rsub {N- {1} over {2}}} to {{X} rsub {N}} {f left (x right ) dx} =0</annotation>
  </semantics>
</math>
</file>

<file path=Object 65/content.xml><?xml version="1.0" encoding="utf-8"?>
<math xmlns="http://www.w3.org/1998/Math/MathML" display="block">
  <semantics>
    <mrow>
      <mrow>
        <mrow>
          <mo stretchy="false">−</mo>
          <mrow>
            <mo fence="true" stretchy="true">(</mo>
            <mrow>
              <mrow>
                <msub>
                  <mi>F</mi>
                  <mi>N</mi>
                </msub>
                <mo stretchy="false">−</mo>
                <msub>
                  <mi>F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</mrow>
            <mo fence="true" stretchy="true">)</mo>
          </mrow>
        </mrow>
        <mo stretchy="false">−</mo>
        <mfrac>
          <mi>h</mi>
          <mn>4</mn>
        </mfrac>
      </mrow>
      <mrow>
        <mrow>
          <mo fence="true" stretchy="true">(</mo>
          <mrow>
            <mrow>
              <msub>
                <mi>p</mi>
                <mi>N</mi>
              </msub>
              <mrow>
                <msub>
                  <mi>y</mi>
                  <mi>N</mi>
                </msub>
                <mo stretchy="false">+</mo>
                <msub>
                  <mi>p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  <msub>
                <mi>y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  <mo stretchy="false">+</mo>
        <mfrac>
          <mi>h</mi>
          <mn>4</mn>
        </mfrac>
      </mrow>
      <mrow>
        <mrow>
          <mo fence="true" stretchy="tru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  <mo stretchy="false">=</mo>
        <mn>0</mn>
      </mrow>
    </mrow>
    <annotation encoding="StarMath 5.0">- left ({F } rsub {N} - {F} rsub {N- {1} over {2}}  right ) - {h} over {4} left ({p} rsub {N} {y} rsub {N} + {p} rsub {N- {1} over {2}} {y} rsub {N- {1} over {2}} right ) + {h} over {4} left ({f} rsub {N} + {f} rsub {N- {1} over {2}} right ) =0</annotation>
  </semantics>
</math>
</file>

<file path=Object 66/content.xml><?xml version="1.0" encoding="utf-8"?>
<math xmlns="http://www.w3.org/1998/Math/MathML" display="block">
  <semantics>
    <mrow>
      <mrow>
        <mrow>
          <mo stretchy="false">−</mo>
          <mrow>
            <mo fence="true" stretchy="true">(</mo>
            <mrow>
              <mrow>
                <msub>
                  <mi>a</mi>
                  <mi>N</mi>
                </msub>
                <mrow>
                  <mrow>
                    <mo fence="true" stretchy="false">(</mo>
                    <mrow>
                      <mrow>
                        <msub>
                          <mi>y</mi>
                          <mi>N</mi>
                        </msub>
                        <mo stretchy="false">−</mo>
                        <msub>
                          <mi>T</mi>
                          <mn>0</mn>
                        </msub>
                      </mrow>
                    </mrow>
                    <mo fence="true" stretchy="false">)</mo>
                  </mrow>
                  <mo stretchy="false">−</mo>
                  <msub>
                    <mi>X</mi>
                    <mrow>
                      <mi>N</mi>
                      <mo stretchy="false">−</mo>
                      <mfrac>
                        <mn>1</mn>
                        <mn>2</mn>
                      </mfrac>
                    </mrow>
                  </msub>
                </mrow>
                <mfrac>
                  <mrow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false">−</mo>
                    <msub>
                      <mi>y</mi>
                      <mi>N</mi>
                    </msub>
                  </mrow>
                  <mi>h</mi>
                </mfrac>
              </mrow>
            </mrow>
            <mo fence="true" stretchy="true">)</mo>
          </mrow>
        </mrow>
        <mo stretchy="false">−</mo>
        <mfrac>
          <mi>h</mi>
          <mn>4</mn>
        </mfrac>
      </mrow>
      <mrow>
        <mrow>
          <mo fence="true" stretchy="true">(</mo>
          <mrow>
            <mrow>
              <msub>
                <mi>p</mi>
                <mi>N</mi>
              </msub>
              <mrow>
                <msub>
                  <mi>y</mi>
                  <mi>N</mi>
                </msub>
                <mo stretchy="false">+</mo>
                <msub>
                  <mi>p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  <mfrac>
                <mrow>
                  <msub>
                    <mi>y</mi>
                    <mi>N</mi>
                  </msub>
                  <mo stretchy="false">+</mo>
                  <msub>
                    <mi>y</mi>
                    <mrow>
                      <mi>N</mi>
                      <mo stretchy="false">−</mo>
                      <mn>1</mn>
                    </mrow>
                  </msub>
                </mrow>
                <mn>2</mn>
              </mfrac>
            </mrow>
          </mrow>
          <mo fence="true" stretchy="true">)</mo>
        </mrow>
        <mo stretchy="false">+</mo>
        <mfrac>
          <mi>h</mi>
          <mn>4</mn>
        </mfrac>
      </mrow>
      <mrow>
        <mrow>
          <mo fence="true" stretchy="tru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  <mo stretchy="false">=</mo>
        <mn>0</mn>
      </mrow>
    </mrow>
    <annotation encoding="StarMath 5.0">- left ({a} rsub {N} ( {y} rsub {N} - {T} rsub {0} ) - {X} rsub {N- {1} over {2}} {{y} rsub {N-1} - {y} rsub {N}} over {h}  right ) - {h} over {4} left ({p} rsub {N} {y} rsub {N} + {p} rsub {N- {1} over {2}} {{y} rsub {N} + {y} rsub {N-1}  } over {2} right ) + {h} over {4} left ({f} rsub {N} + {f} rsub {N- {1} over {2}} right ) =0</annotation>
  </semantics>
</math>
</file>

<file path=Object 67/content.xml><?xml version="1.0" encoding="utf-8"?>
<math xmlns="http://www.w3.org/1998/Math/MathML" display="block">
  <semantics>
    <mrow>
      <mrow>
        <mo stretchy="false">−</mo>
        <msub>
          <mi>a</mi>
          <mi>N</mi>
        </msub>
      </mrow>
      <mrow>
        <msub>
          <mi>y</mi>
          <mi>N</mi>
        </msub>
        <mo stretchy="false">+</mo>
        <msub>
          <mi>a</mi>
          <mi>N</mi>
        </msub>
      </mrow>
      <mrow>
        <msub>
          <mi>T</mi>
          <mn>0</mn>
        </msub>
        <mo stretchy="false">+</mo>
        <mfrac>
          <mrow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y</mi>
              <mrow>
                <mi>n</mi>
                <mo stretchy="false">−</mo>
                <mn>1</mn>
              </mrow>
            </msub>
          </mrow>
          <mi>h</mi>
        </mfrac>
        <mo stretchy="false">−</mo>
        <mfrac>
          <mrow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y</mi>
              <mi>n</mi>
            </msub>
          </mrow>
          <mi>h</mi>
        </mfrac>
        <mo stretchy="false">−</mo>
        <mfrac>
          <mi>h</mi>
          <mn>4</mn>
        </mfrac>
      </mrow>
      <msub>
        <mi>p</mi>
        <mi>N</mi>
      </msub>
      <mrow>
        <msub>
          <mi>y</mi>
          <mi>N</mi>
        </msub>
        <mo stretchy="false">−</mo>
        <mfrac>
          <mi>h</mi>
          <mn>8</mn>
        </mfrac>
      </mrow>
      <msub>
        <mi>p</mi>
        <mrow>
          <mi>N</mi>
          <mo stretchy="false">−</mo>
          <mrow>
            <mn>1</mn>
            <mo stretchy="false">/</mo>
            <mn>2</mn>
          </mrow>
        </mrow>
      </msub>
      <mrow>
        <msub>
          <mi>y</mi>
          <mi>N</mi>
        </msub>
        <mo stretchy="false">−</mo>
        <mfrac>
          <mi>h</mi>
          <mn>8</mn>
        </mfrac>
      </mrow>
      <msub>
        <mi>y</mi>
        <mrow>
          <mi>N</mi>
          <mo stretchy="false">−</mo>
          <mn>1</mn>
        </mrow>
      </msub>
      <mrow>
        <msub>
          <mi>p</mi>
          <mrow>
            <mi>N</mi>
            <mo stretchy="false">−</mo>
            <mrow>
              <mn>1</mn>
              <mo stretchy="false">/</mo>
              <mn>2</mn>
            </mrow>
          </mrow>
        </msub>
        <mo stretchy="false">−</mo>
        <mfrac>
          <mi>h</mi>
          <mn>4</mn>
        </mfrac>
      </mrow>
      <mrow>
        <mrow>
          <mo fence="true" stretchy="fals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  <mo stretchy="false">=</mo>
        <mn>0</mn>
      </mrow>
    </mrow>
    <annotation encoding="StarMath 5.0">-a_N y_N  + a_N T_0 + { X_{N-1/2} y_{n-1} } over { h } - {  X_{N-1/2} y_{n}  } over { h } -h over 4 p_N y_N - h over 8 p_{ N-1/2 } y_N - h over 8 y_{ N-1}p_{N -1/2}  - h over 4 ( f_N + f _{N -1/2} ) = 0</annotation>
  </semantics>
</math>
</file>

<file path=Object 68/content.xml><?xml version="1.0" encoding="utf-8"?>
<math xmlns="http://www.w3.org/1998/Math/MathML" display="block">
  <semantics>
    <mrow>
      <mrow>
        <mo stretchy="false">−</mo>
        <msub>
          <mi>a</mi>
          <mi>N</mi>
        </msub>
      </mrow>
      <msub>
        <mi>y</mi>
        <mi>N</mi>
      </msub>
      <mrow>
        <mi>h</mi>
        <mo stretchy="false">+</mo>
        <msub>
          <mi>a</mi>
          <mi>N</mi>
        </msub>
      </mrow>
      <msub>
        <mi>T</mi>
        <mn>0</mn>
      </msub>
      <mrow>
        <mi>h</mi>
        <mo stretchy="false">+</mo>
        <mrow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n</mi>
              <mo stretchy="false">−</mo>
              <mn>1</mn>
            </mrow>
          </msub>
        </mrow>
        <mo stretchy="false">−</mo>
        <mrow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i>n</mi>
          </msub>
        </mrow>
        <mo stretchy="false">−</mo>
        <mfrac>
          <msup>
            <mi>h</mi>
            <mn>2</mn>
          </msup>
          <mn>4</mn>
        </mfrac>
      </mrow>
      <msub>
        <mi>p</mi>
        <mi>N</mi>
      </msub>
      <mrow>
        <msub>
          <mi>y</mi>
          <mi>N</mi>
        </msub>
        <mo stretchy="false">−</mo>
        <mfrac>
          <msup>
            <mi>h</mi>
            <mn>2</mn>
          </msup>
          <mn>8</mn>
        </mfrac>
      </mrow>
      <msub>
        <mi>p</mi>
        <mrow>
          <mi>N</mi>
          <mo stretchy="false">−</mo>
          <mrow>
            <mn>1</mn>
            <mo stretchy="false">/</mo>
            <mn>2</mn>
          </mrow>
        </mrow>
      </msub>
      <mrow>
        <msub>
          <mi>y</mi>
          <mi>N</mi>
        </msub>
        <mo stretchy="false">−</mo>
        <mfrac>
          <msup>
            <mi>h</mi>
            <mn>2</mn>
          </msup>
          <mn>8</mn>
        </mfrac>
      </mrow>
      <msub>
        <mi>y</mi>
        <mrow>
          <mi>N</mi>
          <mo stretchy="false">−</mo>
          <mn>1</mn>
        </mrow>
      </msub>
      <mrow>
        <msub>
          <mi>p</mi>
          <mrow>
            <mi>N</mi>
            <mo stretchy="false">−</mo>
            <mrow>
              <mn>1</mn>
              <mo stretchy="false">/</mo>
              <mn>2</mn>
            </mrow>
          </mrow>
        </msub>
        <mo stretchy="false">−</mo>
        <mfrac>
          <msup>
            <mi>h</mi>
            <mn>2</mn>
          </msup>
          <mn>4</mn>
        </mfrac>
      </mrow>
      <mrow>
        <mrow>
          <mo fence="true" stretchy="fals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  <mo stretchy="false">=</mo>
        <mn>0</mn>
      </mrow>
    </mrow>
    <annotation encoding="StarMath 5.0">-a_N y_N h  + a_N T_0 h  + { X_{N-1/2} y_{n-1} } - {  X_{N-1/2} y_{n}  } -h^2 over 4 p_N y_N - h^2 over 8 p_{ N-1/2 } y_N - h^2 over 8 y_{ N-1}p_{N -1/2}  - h^2 over 4 ( f_N + f _{N -1/2} ) = 0</annotation>
  </semantics>
</math>
</file>

<file path=Object 69/content.xml><?xml version="1.0" encoding="utf-8"?>
<math xmlns="http://www.w3.org/1998/Math/MathML" display="block">
  <semantics>
    <mrow>
      <mrow>
        <mo fence="true" stretchy="false">(</mo>
        <mrow>
          <mrow>
            <mrow>
              <msub>
                <mi>X</mi>
                <mrow>
                  <mn>1</mn>
                  <mo stretchy="false">−</mo>
                  <mrow>
                    <mn>1</mn>
                    <mo stretchy="false">/</mo>
                    <mn>2</mn>
                  </mrow>
                </mrow>
              </msub>
              <mo stretchy="false">−</mo>
              <mfrac>
                <msup>
                  <mi>h</mi>
                  <mn>2</mn>
                </msup>
                <mn>8</mn>
              </mfrac>
            </mrow>
            <msub>
              <mi>p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</mrow>
        </mrow>
        <mo fence="true" stretchy="false">)</mo>
      </mrow>
      <mrow>
        <msub>
          <mi>y</mi>
          <mrow>
            <mi>N</mi>
            <mo stretchy="false">−</mo>
            <mn>1</mn>
          </mrow>
        </msub>
        <mo stretchy="false">+</mo>
        <mrow>
          <mo fence="true" stretchy="false">(</mo>
          <mrow>
            <mrow>
              <mrow>
                <mo stretchy="false">−</mo>
                <msub>
                  <mi>a</mi>
                  <mi>N</mi>
                </msub>
              </mrow>
              <mrow>
                <mi>h</mi>
                <mo stretchy="false">−</mo>
                <msub>
                  <mi>X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  <mo stretchy="false">−</mo>
                <mfrac>
                  <msup>
                    <mi>h</mi>
                    <mn>2</mn>
                  </msup>
                  <mn>4</mn>
                </mfrac>
              </mrow>
              <mrow>
                <msub>
                  <mi>p</mi>
                  <mi>N</mi>
                </msub>
                <mo stretchy="false">−</mo>
                <mfrac>
                  <msup>
                    <mi>h</mi>
                    <mn>2</mn>
                  </msup>
                  <mn>8</mn>
                </mfrac>
              </mrow>
              <msub>
                <mi>p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</mrow>
      <mrow>
        <msub>
          <mi>y</mi>
          <mi>N</mi>
        </msub>
        <mo stretchy="false">+</mo>
        <msub>
          <mi>a</mi>
          <mi>N</mi>
        </msub>
      </mrow>
      <msub>
        <mi>T</mi>
        <mn>0</mn>
      </msub>
      <mrow>
        <mi>h</mi>
        <mo stretchy="false">+</mo>
        <mfrac>
          <msup>
            <mi>h</mi>
            <mn>2</mn>
          </msup>
          <mn>4</mn>
        </mfrac>
      </mrow>
      <mrow>
        <mrow>
          <mo fence="true" stretchy="fals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  <mo stretchy="false">=</mo>
        <mn>0</mn>
      </mrow>
    </mrow>
    <annotation encoding="StarMath 5.0">( X_{1-1/2} - h^2 over 8 p _{ N-1/2} ) y_{ N-1 } + ( -a_N h - X_{N-1/2} - h^2 over 4 p_N - h^2 over 8 p_{N-1/2}) y_N + a_N T_0 h + h^2 over 4 ( f_N + f_ {N-1/2} ) = 0
</annotation>
  </semantics>
</math>
</file>

<file path=Object 7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

<file path=Object 70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row>
            <mo fence="true" stretchy="false">(</mo>
            <mrow>
              <mrow>
                <mrow>
                  <msub>
                    <mi>X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  <mo stretchy="false">−</mo>
                  <mfrac>
                    <msup>
                      <mi>h</mi>
                      <mn>2</mn>
                    </msup>
                    <mn>8</mn>
                  </mfrac>
                </mrow>
                <msub>
                  <mi>p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</mrow>
            </mrow>
            <mo fence="true" stretchy="false">)</mo>
          </mrow>
          <mrow>
            <mo fence="true" stretchy="false">(</mo>
            <mrow>
              <mrow>
                <msub>
                  <mi>a</mi>
                  <mi>N</mi>
                </msub>
                <mrow>
                  <mi>h</mi>
                  <mo stretchy="false">+</mo>
                  <msub>
                    <mi>X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  <mo stretchy="false">+</mo>
                  <mfrac>
                    <msup>
                      <mi>h</mi>
                      <mn>2</mn>
                    </msup>
                    <mn>4</mn>
                  </mfrac>
                </mrow>
                <mrow>
                  <msub>
                    <mi>p</mi>
                    <mi>N</mi>
                  </msub>
                  <mo stretchy="false">+</mo>
                  <mfrac>
                    <msup>
                      <mi>h</mi>
                      <mn>2</mn>
                    </msup>
                    <mn>8</mn>
                  </mfrac>
                </mrow>
                <msub>
                  <mi>p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</mrow>
            </mrow>
            <mo fence="true" stretchy="false">)</mo>
          </mrow>
        </mfrac>
      </mrow>
      <mrow>
        <msub>
          <mi>y</mi>
          <mrow>
            <mi>N</mi>
            <mo stretchy="false">−</mo>
            <mn>1</mn>
          </mrow>
        </msub>
        <mo stretchy="false">+</mo>
        <mfrac>
          <mrow>
            <msub>
              <mi>a</mi>
              <mi>N</mi>
            </msub>
            <msub>
              <mi>T</mi>
              <mn>0</mn>
            </msub>
            <mrow>
              <mi>h</mi>
              <mo stretchy="false">+</mo>
              <mfrac>
                <msup>
                  <mi>h</mi>
                  <mn>2</mn>
                </msup>
                <mn>4</mn>
              </mfrac>
            </mrow>
            <mrow>
              <mo fence="true" stretchy="false">(</mo>
              <mrow>
                <mrow>
                  <msub>
                    <mi>f</mi>
                    <mi>N</mi>
                  </msub>
                  <mo stretchy="false">+</mo>
                  <msub>
                    <mi>f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</mrow>
              </mrow>
              <mo fence="true" stretchy="false">)</mo>
            </mrow>
          </mrow>
          <mrow>
            <mo fence="true" stretchy="false">(</mo>
            <mrow>
              <mrow>
                <msub>
                  <mi>a</mi>
                  <mi>N</mi>
                </msub>
                <mrow>
                  <mi>h</mi>
                  <mo stretchy="false">+</mo>
                  <msub>
                    <mi>X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  <mo stretchy="false">+</mo>
                  <mfrac>
                    <msup>
                      <mi>h</mi>
                      <mn>2</mn>
                    </msup>
                    <mn>4</mn>
                  </mfrac>
                </mrow>
                <mrow>
                  <msub>
                    <mi>p</mi>
                    <mi>N</mi>
                  </msub>
                  <mo stretchy="false">+</mo>
                  <mfrac>
                    <msup>
                      <mi>h</mi>
                      <mn>2</mn>
                    </msup>
                    <mn>8</mn>
                  </mfrac>
                </mrow>
                <msub>
                  <mi>p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</mrow>
            </mrow>
            <mo fence="true" stretchy="false">)</mo>
          </mrow>
        </mfrac>
      </mrow>
    </mrow>
    <annotation encoding="StarMath 5.0">y_N = { ( X_{N-1/2} - h^2 over 8 p _{ N-1/2} )  } over { ( a_N h + X_{N-1/2} + h^2 over 4 p_N + h^2 over 8 p_{N-1/2}) } y_{ N-1 } + {a_N T_0 h +h^2 over 4 ( f_N + f_ {N-1/2} ) } over { ( a_N h +X_{N-1/2} + h^2 over 4 p_N + h^2 over 8 p_{N-1/2}) }</annotation>
  </semantics>
</math>
</file>

<file path=Object 8/content.xml><?xml version="1.0" encoding="utf-8"?>
<math xmlns="http://www.w3.org/1998/Math/MathML" display="block">
  <semantics>
    <mrow>
      <mstyle mathsize="12pt">
        <msub>
          <mi>T</mi>
          <mstyle mathsize="8pt">
            <mn>0</mn>
          </mstyle>
        </msub>
      </mstyle>
      <mrow/>
    </mrow>
    <annotation encoding="StarMath 5.0"> size 12{T rSub { size 8{0} } } {}</annotation>
  </semantics>
</math>
</file>

<file path=Object 9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